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74960d" officeooo:paragraph-rsid="0076082b"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7e9522" officeooo:paragraph-rsid="007e9522"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872e65" officeooo:paragraph-rsid="00872e65" style:font-name-complex="Georgia"/>
    </style:style>
    <style:style style:name="P31" style:family="paragraph" style:parent-style-name="Standard">
      <style:paragraph-properties fo:margin-top="0in" fo:margin-bottom="0in" style:contextual-spacing="false" fo:text-align="center" style:justify-single-word="false"/>
      <style:text-properties style:font-name="Georgia" officeooo:rsid="00872e65" officeooo:paragraph-rsid="00872e65"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8a22f2" officeooo:paragraph-rsid="008a22f2" style:font-name-complex="Georgia"/>
    </style:style>
    <style:style style:name="P33" style:family="paragraph" style:parent-style-name="Standard">
      <style:paragraph-properties fo:margin-top="0in" fo:margin-bottom="0in" style:contextual-spacing="false" fo:text-align="center" style:justify-single-word="false"/>
      <style:text-properties style:font-name="Georgia" officeooo:rsid="008a22f2" officeooo:paragraph-rsid="008a22f2"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8ba0e8" officeooo:paragraph-rsid="008ba0e8"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92a9ff" officeooo:paragraph-rsid="0092a9ff"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9f5a77" officeooo:paragraph-rsid="009f5a77"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0a2b9d3" officeooo:paragraph-rsid="00a2b9d3"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0aa4b1c" officeooo:paragraph-rsid="00aa4b1c"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0aa4b1c" officeooo:paragraph-rsid="00afc1b9"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0aa4b1c" officeooo:paragraph-rsid="00aa4b1c"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0b65e5b" officeooo:paragraph-rsid="00b65e5b"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0b65e5b" officeooo:paragraph-rsid="00c21688"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0beaeb2" officeooo:paragraph-rsid="00beaeb2"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0beaeb2" officeooo:paragraph-rsid="00beaeb2"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0c6e219" officeooo:paragraph-rsid="00c6e219" style:font-name-complex="Georgia"/>
    </style:style>
    <style:style style:name="P46" style:family="paragraph" style:parent-style-name="Standard">
      <style:paragraph-properties fo:margin-top="0in" fo:margin-bottom="0in" style:contextual-spacing="false" fo:text-align="center" style:justify-single-word="false"/>
      <style:text-properties style:font-name="Georgia" officeooo:rsid="00c6e219" officeooo:paragraph-rsid="00c6e219"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0c849ca" officeooo:paragraph-rsid="00c849ca"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0c02be8" officeooo:paragraph-rsid="00c21688"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0cb0a6a" officeooo:paragraph-rsid="00cb0a6a"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0cb0a6a" officeooo:paragraph-rsid="00cb0a6a"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0d02483" officeooo:paragraph-rsid="00d02483" style:font-name-complex="Georgia"/>
    </style:style>
    <style:style style:name="P52" style:family="paragraph" style:parent-style-name="Standard">
      <style:paragraph-properties fo:margin-top="0in" fo:margin-bottom="0in" style:contextual-spacing="false" fo:text-align="center" style:justify-single-word="false"/>
      <style:text-properties style:font-name="Georgia" officeooo:rsid="00d02483" officeooo:paragraph-rsid="00d02483"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0d1cd72" officeooo:paragraph-rsid="00d1cd72" style:font-name-complex="Georgia"/>
    </style:style>
    <style:style style:name="P54" style:family="paragraph" style:parent-style-name="Standard">
      <style:paragraph-properties fo:margin-top="0in" fo:margin-bottom="0in" style:contextual-spacing="false" fo:text-align="center" style:justify-single-word="false"/>
      <style:text-properties style:font-name="Georgia" officeooo:rsid="00d1cd72" officeooo:paragraph-rsid="00d1cd72" style:font-name-complex="Georgia"/>
    </style:style>
    <style:style style:name="P55" style:family="paragraph" style:parent-style-name="Standard">
      <style:paragraph-properties fo:margin-top="0in" fo:margin-bottom="0in" style:contextual-spacing="false" fo:text-align="justify" style:justify-single-word="false"/>
      <style:text-properties style:font-name="Georgia" officeooo:rsid="00d65850" officeooo:paragraph-rsid="00d65850"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0d780ca" officeooo:paragraph-rsid="00d780ca"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0d780ca" officeooo:paragraph-rsid="00d780ca"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0d91c1e" officeooo:paragraph-rsid="00d91c1e" style:font-name-complex="Georgia"/>
    </style:style>
    <style:style style:name="P59" style:family="paragraph" style:parent-style-name="Standard">
      <style:paragraph-properties fo:margin-top="0in" fo:margin-bottom="0in" style:contextual-spacing="false" fo:text-align="justify" style:justify-single-word="false"/>
      <style:text-properties style:font-name="Georgia" officeooo:rsid="00decac9" officeooo:paragraph-rsid="00decac9" style:font-name-complex="Georgia"/>
    </style:style>
    <style:style style:name="P60" style:family="paragraph" style:parent-style-name="Standard">
      <style:paragraph-properties fo:margin-top="0in" fo:margin-bottom="0in" style:contextual-spacing="false" fo:text-align="center" style:justify-single-word="false"/>
      <style:text-properties style:font-name="Georgia" officeooo:rsid="00decac9" officeooo:paragraph-rsid="00decac9" style:font-name-complex="Georgia"/>
    </style:style>
    <style:style style:name="P61" style:family="paragraph" style:parent-style-name="Standard">
      <style:paragraph-properties fo:margin-top="0in" fo:margin-bottom="0in" style:contextual-spacing="false" fo:text-align="justify" style:justify-single-word="false"/>
      <style:text-properties style:font-name="Georgia" officeooo:rsid="00e0c152" officeooo:paragraph-rsid="00e0c152" style:font-name-complex="Georgia"/>
    </style:style>
    <style:style style:name="P62" style:family="paragraph" style:parent-style-name="Standard">
      <style:paragraph-properties fo:margin-top="0in" fo:margin-bottom="0in" style:contextual-spacing="false" fo:text-align="center" style:justify-single-word="false"/>
      <style:text-properties style:font-name="Georgia" officeooo:rsid="00e0c152" officeooo:paragraph-rsid="00e0c152" style:font-name-complex="Georgia"/>
    </style:style>
    <style:style style:name="P63" style:family="paragraph" style:parent-style-name="Standard">
      <style:paragraph-properties fo:margin-top="0in" fo:margin-bottom="0in" style:contextual-spacing="false" fo:text-align="justify" style:justify-single-word="false"/>
      <style:text-properties style:font-name="Georgia" officeooo:rsid="00e273a2" officeooo:paragraph-rsid="00e273a2"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0e273a2" officeooo:paragraph-rsid="00e961a5" style:font-name-complex="Georgia"/>
    </style:style>
    <style:style style:name="P65" style:family="paragraph" style:parent-style-name="Standard">
      <style:paragraph-properties fo:margin-top="0in" fo:margin-bottom="0in" style:contextual-spacing="false" fo:text-align="justify" style:justify-single-word="false"/>
      <style:text-properties style:font-name="Georgia" officeooo:rsid="00e273a2" officeooo:paragraph-rsid="00ea3455" style:font-name-complex="Georgia"/>
    </style:style>
    <style:style style:name="P66" style:family="paragraph" style:parent-style-name="Standard">
      <style:paragraph-properties fo:margin-top="0in" fo:margin-bottom="0in" style:contextual-spacing="false" fo:text-align="justify" style:justify-single-word="false"/>
      <style:text-properties style:font-name="Georgia" officeooo:rsid="00e273a2" officeooo:paragraph-rsid="00ea7915" style:font-name-complex="Georgia"/>
    </style:style>
    <style:style style:name="P67" style:family="paragraph" style:parent-style-name="Standard">
      <style:paragraph-properties fo:margin-top="0in" fo:margin-bottom="0in" style:contextual-spacing="false" fo:text-align="justify" style:justify-single-word="false"/>
      <style:text-properties style:font-name="Georgia" officeooo:rsid="00e273a2" officeooo:paragraph-rsid="00ec55f0" style:font-name-complex="Georgia"/>
    </style:style>
    <style:style style:name="P68" style:family="paragraph" style:parent-style-name="Standard">
      <style:paragraph-properties fo:margin-top="0in" fo:margin-bottom="0in" style:contextual-spacing="false" fo:text-align="justify" style:justify-single-word="false"/>
      <style:text-properties style:font-name="Georgia" officeooo:rsid="00ee2cf9" officeooo:paragraph-rsid="00ee2cf9" style:font-name-complex="Georgia"/>
    </style:style>
    <style:style style:name="P69" style:family="paragraph" style:parent-style-name="Standard">
      <style:paragraph-properties fo:margin-top="0in" fo:margin-bottom="0in" style:contextual-spacing="false" fo:text-align="center" style:justify-single-word="false"/>
      <style:text-properties style:font-name="Georgia" officeooo:rsid="00ee2cf9" officeooo:paragraph-rsid="00ee2cf9" style:font-name-complex="Georgia"/>
    </style:style>
    <style:style style:name="P70" style:family="paragraph" style:parent-style-name="Standard">
      <style:paragraph-properties fo:margin-top="0in" fo:margin-bottom="0in" style:contextual-spacing="false" fo:text-align="center" style:justify-single-word="false"/>
      <style:text-properties style:font-name="Georgia" officeooo:rsid="00ec55f0" officeooo:paragraph-rsid="00ec55f0" style:font-name-complex="Georgia"/>
    </style:style>
    <style:style style:name="P71" style:family="paragraph" style:parent-style-name="Standard">
      <style:paragraph-properties fo:margin-top="0in" fo:margin-bottom="0in" style:contextual-spacing="false" fo:text-align="justify" style:justify-single-word="false"/>
      <style:text-properties style:font-name="Georgia" officeooo:rsid="00eff2ee" officeooo:paragraph-rsid="00eff2ee" style:font-name-complex="Georgia"/>
    </style:style>
    <style:style style:name="P72" style:family="paragraph" style:parent-style-name="Standard">
      <style:paragraph-properties fo:margin-top="0in" fo:margin-bottom="0in" style:contextual-spacing="false" fo:text-align="center" style:justify-single-word="false"/>
      <style:text-properties style:font-name="Georgia" officeooo:rsid="00eff2ee" officeooo:paragraph-rsid="00eff2ee" style:font-name-complex="Georgia"/>
    </style:style>
    <style:style style:name="P73" style:family="paragraph" style:parent-style-name="Standard">
      <style:paragraph-properties fo:margin-top="0in" fo:margin-bottom="0in" style:contextual-spacing="false" fo:text-align="justify" style:justify-single-word="false"/>
      <style:text-properties style:font-name="Georgia" officeooo:rsid="00fe6733" officeooo:paragraph-rsid="00fe6733" style:font-name-complex="Georgia"/>
    </style:style>
    <style:style style:name="P74" style:family="paragraph" style:parent-style-name="Standard">
      <style:paragraph-properties fo:margin-top="0in" fo:margin-bottom="0in" style:contextual-spacing="false" fo:text-align="justify" style:justify-single-word="false"/>
      <style:text-properties style:font-name="Georgia" officeooo:rsid="010cef16" officeooo:paragraph-rsid="010cef16" style:font-name-complex="Georgia"/>
    </style:style>
    <style:style style:name="P75" style:family="paragraph" style:parent-style-name="Standard">
      <style:paragraph-properties fo:margin-top="0in" fo:margin-bottom="0in" style:contextual-spacing="false" fo:text-align="center" style:justify-single-word="false"/>
      <style:text-properties style:font-name="Georgia" officeooo:rsid="010cef16" officeooo:paragraph-rsid="010cef16" style:font-name-complex="Georgia"/>
    </style:style>
    <style:style style:name="P76" style:family="paragraph" style:parent-style-name="Standard">
      <style:paragraph-properties fo:margin-top="0in" fo:margin-bottom="0in" style:contextual-spacing="false" fo:text-align="justify" style:justify-single-word="false"/>
      <style:text-properties style:font-name="Georgia" officeooo:rsid="012087aa" officeooo:paragraph-rsid="012087aa" style:font-name-complex="Georgia"/>
    </style:style>
    <style:style style:name="P77" style:family="paragraph" style:parent-style-name="Standard">
      <style:paragraph-properties fo:margin-top="0in" fo:margin-bottom="0in" style:contextual-spacing="false" fo:text-align="center" style:justify-single-word="false"/>
      <style:text-properties style:font-name="Georgia" officeooo:rsid="012087aa" officeooo:paragraph-rsid="012087aa" style:font-name-complex="Georgia"/>
    </style:style>
    <style:style style:name="P78" style:family="paragraph" style:parent-style-name="Standard">
      <style:paragraph-properties fo:margin-top="0in" fo:margin-bottom="0in" style:contextual-spacing="false" fo:text-align="justify" style:justify-single-word="false"/>
      <style:text-properties style:font-name="Georgia" officeooo:rsid="0123588c" officeooo:paragraph-rsid="0123588c" style:font-name-complex="Georgia"/>
    </style:style>
    <style:style style:name="P79" style:family="paragraph" style:parent-style-name="Footnote">
      <style:text-properties style:font-name="Georgia1" fo:font-size="11pt" officeooo:rsid="006cddc1" officeooo:paragraph-rsid="006cddc1" style:font-size-asian="11pt" style:font-size-complex="11pt"/>
    </style:style>
    <style:style style:name="P8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81" style:family="paragraph" style:parent-style-name="Standard">
      <style:paragraph-properties fo:margin-top="0in" fo:margin-bottom="0in" style:contextual-spacing="false" fo:text-align="justify" style:justify-single-word="false"/>
      <style:text-properties style:font-name="Georgia" officeooo:rsid="0123588c" officeooo:paragraph-rsid="0123588c" style:font-name-complex="Georgia"/>
    </style:style>
    <style:style style:name="P82" style:family="paragraph" style:parent-style-name="Standard">
      <style:paragraph-properties fo:margin-top="0in" fo:margin-bottom="0in" style:contextual-spacing="false" fo:text-align="justify" style:justify-single-word="false"/>
      <style:text-properties style:font-name="Georgia" officeooo:rsid="012db6dd" officeooo:paragraph-rsid="012db6dd" style:font-name-complex="Georgia"/>
    </style:style>
    <style:style style:name="P83" style:family="paragraph" style:parent-style-name="Standard">
      <style:paragraph-properties fo:margin-top="0in" fo:margin-bottom="0in" style:contextual-spacing="false" fo:text-align="justify" style:justify-single-word="false"/>
      <style:text-properties style:font-name="Georgia" officeooo:rsid="012f48ca" officeooo:paragraph-rsid="012f48ca" style:font-name-complex="Georgia"/>
    </style:style>
    <style:style style:name="P84" style:family="paragraph" style:parent-style-name="Standard">
      <style:paragraph-properties fo:margin-top="0in" fo:margin-bottom="0in" style:contextual-spacing="false" fo:text-align="center" style:justify-single-word="false"/>
      <style:text-properties style:font-name="Georgia" officeooo:rsid="0131beb4" officeooo:paragraph-rsid="0131beb4"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style:style style:name="T91" style:family="text">
      <style:text-properties officeooo:rsid="0074c344"/>
    </style:style>
    <style:style style:name="T92" style:family="text">
      <style:text-properties officeooo:rsid="0076082b"/>
    </style:style>
    <style:style style:name="T93" style:family="text">
      <style:text-properties style:text-position="super 58%"/>
    </style:style>
    <style:style style:name="T94" style:family="text">
      <style:text-properties style:text-position="super 58%" officeooo:rsid="0076082b"/>
    </style:style>
    <style:style style:name="T95" style:family="text">
      <style:text-properties style:text-position="super 58%" officeooo:rsid="012cdec8"/>
    </style:style>
    <style:style style:name="T96" style:family="text">
      <style:text-properties style:text-position="super 58%" officeooo:rsid="012e1955"/>
    </style:style>
    <style:style style:name="T97" style:family="text">
      <style:text-properties officeooo:rsid="00763a82"/>
    </style:style>
    <style:style style:name="T98" style:family="text">
      <style:text-properties officeooo:rsid="0076a123"/>
    </style:style>
    <style:style style:name="T99" style:family="text">
      <style:text-properties officeooo:rsid="00783be1"/>
    </style:style>
    <style:style style:name="T100" style:family="text">
      <style:text-properties officeooo:rsid="0079a882"/>
    </style:style>
    <style:style style:name="T101" style:family="text">
      <style:text-properties officeooo:rsid="007b646e"/>
    </style:style>
    <style:style style:name="T102" style:family="text">
      <style:text-properties officeooo:rsid="007d502f"/>
    </style:style>
    <style:style style:name="T103" style:family="text">
      <style:text-properties officeooo:rsid="007e9522"/>
    </style:style>
    <style:style style:name="T104" style:family="text">
      <style:text-properties officeooo:rsid="00804030"/>
    </style:style>
    <style:style style:name="T105" style:family="text">
      <style:text-properties officeooo:rsid="0080a20e"/>
    </style:style>
    <style:style style:name="T106" style:family="text">
      <style:text-properties officeooo:rsid="0081c4d1"/>
    </style:style>
    <style:style style:name="T107" style:family="text">
      <style:text-properties officeooo:rsid="00837685"/>
    </style:style>
    <style:style style:name="T108" style:family="text">
      <style:text-properties officeooo:rsid="0084b9a4"/>
    </style:style>
    <style:style style:name="T109" style:family="text">
      <style:text-properties officeooo:rsid="00865566"/>
    </style:style>
    <style:style style:name="T110" style:family="text">
      <style:text-properties officeooo:rsid="00872e65"/>
    </style:style>
    <style:style style:name="T111" style:family="text">
      <style:text-properties officeooo:rsid="0088541a"/>
    </style:style>
    <style:style style:name="T112" style:family="text">
      <style:text-properties officeooo:rsid="00886865"/>
    </style:style>
    <style:style style:name="T113" style:family="text">
      <style:text-properties officeooo:rsid="008ba0e8"/>
    </style:style>
    <style:style style:name="T114" style:family="text">
      <style:text-properties officeooo:rsid="008ba1c3"/>
    </style:style>
    <style:style style:name="T115" style:family="text">
      <style:text-properties officeooo:rsid="008d7158"/>
    </style:style>
    <style:style style:name="T116" style:family="text">
      <style:text-properties officeooo:rsid="008da540"/>
    </style:style>
    <style:style style:name="T117" style:family="text">
      <style:text-properties officeooo:rsid="008f63bb"/>
    </style:style>
    <style:style style:name="T118" style:family="text">
      <style:text-properties officeooo:rsid="00913081"/>
    </style:style>
    <style:style style:name="T119" style:family="text">
      <style:text-properties officeooo:rsid="0093c743"/>
    </style:style>
    <style:style style:name="T120" style:family="text">
      <style:text-properties officeooo:rsid="009552bd"/>
    </style:style>
    <style:style style:name="T121" style:family="text">
      <style:text-properties officeooo:rsid="00961f90"/>
    </style:style>
    <style:style style:name="T122" style:family="text">
      <style:text-properties officeooo:rsid="00993a04"/>
    </style:style>
    <style:style style:name="T123" style:family="text">
      <style:text-properties officeooo:rsid="009a8c98"/>
    </style:style>
    <style:style style:name="T124" style:family="text">
      <style:text-properties officeooo:rsid="009c5485"/>
    </style:style>
    <style:style style:name="T125" style:family="text">
      <style:text-properties officeooo:rsid="009dc0c4"/>
    </style:style>
    <style:style style:name="T126" style:family="text">
      <style:text-properties officeooo:rsid="009dccdd"/>
    </style:style>
    <style:style style:name="T127" style:family="text">
      <style:text-properties officeooo:rsid="009f5a77"/>
    </style:style>
    <style:style style:name="T128" style:family="text">
      <style:text-properties officeooo:rsid="00a0fdd2"/>
    </style:style>
    <style:style style:name="T129" style:family="text">
      <style:text-properties officeooo:rsid="00a1357e"/>
    </style:style>
    <style:style style:name="T130" style:family="text">
      <style:text-properties officeooo:rsid="00a17444"/>
    </style:style>
    <style:style style:name="T131" style:family="text">
      <style:text-properties officeooo:rsid="00a26ab3"/>
    </style:style>
    <style:style style:name="T132" style:family="text">
      <style:text-properties officeooo:rsid="00a2b9d3"/>
    </style:style>
    <style:style style:name="T133" style:family="text">
      <style:text-properties officeooo:rsid="00a41ac6"/>
    </style:style>
    <style:style style:name="T134" style:family="text">
      <style:text-properties officeooo:rsid="00a475a4"/>
    </style:style>
    <style:style style:name="T135" style:family="text">
      <style:text-properties officeooo:rsid="00a4a708"/>
    </style:style>
    <style:style style:name="T136" style:family="text">
      <style:text-properties officeooo:rsid="00a5007e"/>
    </style:style>
    <style:style style:name="T137" style:family="text">
      <style:text-properties officeooo:rsid="00a61ca0"/>
    </style:style>
    <style:style style:name="T138" style:family="text">
      <style:text-properties officeooo:rsid="00a67fd4"/>
    </style:style>
    <style:style style:name="T139" style:family="text">
      <style:text-properties officeooo:rsid="00a822f6"/>
    </style:style>
    <style:style style:name="T140" style:family="text">
      <style:text-properties officeooo:rsid="00ac3c74"/>
    </style:style>
    <style:style style:name="T141" style:family="text">
      <style:text-properties officeooo:rsid="00ac9ba3"/>
    </style:style>
    <style:style style:name="T142" style:family="text">
      <style:text-properties officeooo:rsid="00adf7cb"/>
    </style:style>
    <style:style style:name="T143" style:family="text">
      <style:text-properties officeooo:rsid="00afc1b9"/>
    </style:style>
    <style:style style:name="T144" style:family="text">
      <style:text-properties officeooo:rsid="00b0950e"/>
    </style:style>
    <style:style style:name="T145" style:family="text">
      <style:text-properties officeooo:rsid="00b186df"/>
    </style:style>
    <style:style style:name="T146" style:family="text">
      <style:text-properties officeooo:rsid="00b2b3b3"/>
    </style:style>
    <style:style style:name="T147" style:family="text">
      <style:text-properties officeooo:rsid="00b38513"/>
    </style:style>
    <style:style style:name="T148" style:family="text">
      <style:text-properties officeooo:rsid="00b46968"/>
    </style:style>
    <style:style style:name="T149" style:family="text">
      <style:text-properties officeooo:rsid="00b65e5b"/>
    </style:style>
    <style:style style:name="T150" style:family="text">
      <style:text-properties officeooo:rsid="00b80d8d"/>
    </style:style>
    <style:style style:name="T151" style:family="text">
      <style:text-properties officeooo:rsid="00b8a596"/>
    </style:style>
    <style:style style:name="T152" style:family="text">
      <style:text-properties officeooo:rsid="00b8a9c2"/>
    </style:style>
    <style:style style:name="T153" style:family="text">
      <style:text-properties officeooo:rsid="00b963ad"/>
    </style:style>
    <style:style style:name="T154" style:family="text">
      <style:text-properties officeooo:rsid="00b9a19a"/>
    </style:style>
    <style:style style:name="T155" style:family="text">
      <style:text-properties officeooo:rsid="00ba1361"/>
    </style:style>
    <style:style style:name="T156" style:family="text">
      <style:text-properties officeooo:rsid="00bb5721"/>
    </style:style>
    <style:style style:name="T157" style:family="text">
      <style:text-properties officeooo:rsid="00bc8e8a"/>
    </style:style>
    <style:style style:name="T158" style:family="text">
      <style:text-properties officeooo:rsid="00bcdb6a"/>
    </style:style>
    <style:style style:name="T159" style:family="text">
      <style:text-properties officeooo:rsid="00bdd2dd"/>
    </style:style>
    <style:style style:name="T160" style:family="text">
      <style:text-properties officeooo:rsid="00be8fed"/>
    </style:style>
    <style:style style:name="T161" style:family="text">
      <style:text-properties officeooo:rsid="00c02be8"/>
    </style:style>
    <style:style style:name="T162" style:family="text">
      <style:text-properties officeooo:rsid="00c37970"/>
    </style:style>
    <style:style style:name="T163" style:family="text">
      <style:text-properties officeooo:rsid="00c4274a"/>
    </style:style>
    <style:style style:name="T164" style:family="text">
      <style:text-properties officeooo:rsid="00c4f1ea"/>
    </style:style>
    <style:style style:name="T165" style:family="text">
      <style:text-properties officeooo:rsid="00c59685"/>
    </style:style>
    <style:style style:name="T166" style:family="text">
      <style:text-properties officeooo:rsid="00c6e219"/>
    </style:style>
    <style:style style:name="T167" style:family="text">
      <style:text-properties officeooo:rsid="00c70a0a"/>
    </style:style>
    <style:style style:name="T168" style:family="text">
      <style:text-properties officeooo:rsid="00c849ca"/>
    </style:style>
    <style:style style:name="T169" style:family="text">
      <style:text-properties officeooo:rsid="00c89ff6"/>
    </style:style>
    <style:style style:name="T170" style:family="text">
      <style:text-properties officeooo:rsid="00cb0a6a"/>
    </style:style>
    <style:style style:name="T171" style:family="text">
      <style:text-properties officeooo:rsid="00cb63cf"/>
    </style:style>
    <style:style style:name="T172" style:family="text">
      <style:text-properties officeooo:rsid="00cb9ab7"/>
    </style:style>
    <style:style style:name="T173" style:family="text">
      <style:text-properties officeooo:rsid="00ccee55"/>
    </style:style>
    <style:style style:name="T174" style:family="text">
      <style:text-properties officeooo:rsid="00ce8dfe"/>
    </style:style>
    <style:style style:name="T175" style:family="text">
      <style:text-properties officeooo:rsid="00d02483"/>
    </style:style>
    <style:style style:name="T176" style:family="text">
      <style:text-properties officeooo:rsid="00d041f4"/>
    </style:style>
    <style:style style:name="T177" style:family="text">
      <style:text-properties officeooo:rsid="00d158e3"/>
    </style:style>
    <style:style style:name="T178" style:family="text">
      <style:text-properties officeooo:rsid="00d1cd72"/>
    </style:style>
    <style:style style:name="T179" style:family="text">
      <style:text-properties officeooo:rsid="00d3cb61"/>
    </style:style>
    <style:style style:name="T180" style:family="text">
      <style:text-properties officeooo:rsid="00d587da"/>
    </style:style>
    <style:style style:name="T181" style:family="text">
      <style:text-properties officeooo:rsid="00d5f861"/>
    </style:style>
    <style:style style:name="T182" style:family="text">
      <style:text-properties officeooo:rsid="00d65850"/>
    </style:style>
    <style:style style:name="T183" style:family="text">
      <style:text-properties officeooo:rsid="00d6e588"/>
    </style:style>
    <style:style style:name="T184" style:family="text">
      <style:text-properties officeooo:rsid="00d752d6"/>
    </style:style>
    <style:style style:name="T185" style:family="text">
      <style:text-properties officeooo:rsid="00d780ca"/>
    </style:style>
    <style:style style:name="T186" style:family="text">
      <style:text-properties officeooo:rsid="00d7f3f8"/>
    </style:style>
    <style:style style:name="T187" style:family="text">
      <style:text-properties officeooo:rsid="00dc2fd1"/>
    </style:style>
    <style:style style:name="T188" style:family="text">
      <style:text-properties officeooo:rsid="00dc9adf"/>
    </style:style>
    <style:style style:name="T189" style:family="text">
      <style:text-properties officeooo:rsid="00de5c59"/>
    </style:style>
    <style:style style:name="T190" style:family="text">
      <style:text-properties officeooo:rsid="00df8c82"/>
    </style:style>
    <style:style style:name="T191" style:family="text">
      <style:text-properties officeooo:rsid="00e10878"/>
    </style:style>
    <style:style style:name="T192" style:family="text">
      <style:text-properties officeooo:rsid="00e28cfc"/>
    </style:style>
    <style:style style:name="T193" style:family="text">
      <style:text-properties officeooo:rsid="00e373fe"/>
    </style:style>
    <style:style style:name="T194" style:family="text">
      <style:text-properties officeooo:rsid="00e570dd"/>
    </style:style>
    <style:style style:name="T195" style:family="text">
      <style:text-properties officeooo:rsid="00e67079"/>
    </style:style>
    <style:style style:name="T196" style:family="text">
      <style:text-properties officeooo:rsid="00e6e4c0"/>
    </style:style>
    <style:style style:name="T197" style:family="text">
      <style:text-properties officeooo:rsid="00e81a10"/>
    </style:style>
    <style:style style:name="T198" style:family="text">
      <style:text-properties officeooo:rsid="00e961a5"/>
    </style:style>
    <style:style style:name="T199" style:family="text">
      <style:text-properties officeooo:rsid="00ea3455"/>
    </style:style>
    <style:style style:name="T200" style:family="text">
      <style:text-properties officeooo:rsid="00ea7915"/>
    </style:style>
    <style:style style:name="T201" style:family="text">
      <style:text-properties officeooo:rsid="00ec55f0"/>
    </style:style>
    <style:style style:name="T202" style:family="text">
      <style:text-properties officeooo:rsid="00ed3569"/>
    </style:style>
    <style:style style:name="T203" style:family="text">
      <style:text-properties officeooo:rsid="00ed9a51"/>
    </style:style>
    <style:style style:name="T204" style:family="text">
      <style:text-properties officeooo:rsid="00ee2cf9"/>
    </style:style>
    <style:style style:name="T205" style:family="text">
      <style:text-properties officeooo:rsid="00ee72df"/>
    </style:style>
    <style:style style:name="T206" style:family="text">
      <style:text-properties officeooo:rsid="00ef2021"/>
    </style:style>
    <style:style style:name="T207" style:family="text">
      <style:text-properties officeooo:rsid="00eff2ee"/>
    </style:style>
    <style:style style:name="T208" style:family="text">
      <style:text-properties officeooo:rsid="00f01f4b"/>
    </style:style>
    <style:style style:name="T209" style:family="text">
      <style:text-properties officeooo:rsid="00f1df30"/>
    </style:style>
    <style:style style:name="T210" style:family="text">
      <style:text-properties officeooo:rsid="00f2ede6"/>
    </style:style>
    <style:style style:name="T211" style:family="text">
      <style:text-properties officeooo:rsid="00f30675"/>
    </style:style>
    <style:style style:name="T212" style:family="text">
      <style:text-properties officeooo:rsid="00f31517"/>
    </style:style>
    <style:style style:name="T213" style:family="text">
      <style:text-properties officeooo:rsid="00f3e337"/>
    </style:style>
    <style:style style:name="T214" style:family="text">
      <style:text-properties officeooo:rsid="00f4ec36"/>
    </style:style>
    <style:style style:name="T215" style:family="text">
      <style:text-properties officeooo:rsid="00f633dc"/>
    </style:style>
    <style:style style:name="T216" style:family="text">
      <style:text-properties officeooo:rsid="00f82d15"/>
    </style:style>
    <style:style style:name="T217" style:family="text">
      <style:text-properties officeooo:rsid="00f9d8a1"/>
    </style:style>
    <style:style style:name="T218" style:family="text">
      <style:text-properties officeooo:rsid="00fbcd88"/>
    </style:style>
    <style:style style:name="T219" style:family="text">
      <style:text-properties officeooo:rsid="00fd9786"/>
    </style:style>
    <style:style style:name="T220" style:family="text">
      <style:text-properties officeooo:rsid="00fe6733"/>
    </style:style>
    <style:style style:name="T221" style:family="text">
      <style:text-properties officeooo:rsid="00ff06c3"/>
    </style:style>
    <style:style style:name="T222" style:family="text">
      <style:text-properties officeooo:rsid="01010368"/>
    </style:style>
    <style:style style:name="T223" style:family="text">
      <style:text-properties officeooo:rsid="0101cb8d"/>
    </style:style>
    <style:style style:name="T224" style:family="text">
      <style:text-properties officeooo:rsid="01028240"/>
    </style:style>
    <style:style style:name="T225" style:family="text">
      <style:text-properties officeooo:rsid="0103e6e0"/>
    </style:style>
    <style:style style:name="T226" style:family="text">
      <style:text-properties officeooo:rsid="0104c4d5"/>
    </style:style>
    <style:style style:name="T227" style:family="text">
      <style:text-properties officeooo:rsid="0106090e"/>
    </style:style>
    <style:style style:name="T228" style:family="text">
      <style:text-properties officeooo:rsid="01065f93"/>
    </style:style>
    <style:style style:name="T229" style:family="text">
      <style:text-properties officeooo:rsid="010803af"/>
    </style:style>
    <style:style style:name="T230" style:family="text">
      <style:text-properties officeooo:rsid="010842c1"/>
    </style:style>
    <style:style style:name="T231" style:family="text">
      <style:text-properties officeooo:rsid="01099e29"/>
    </style:style>
    <style:style style:name="T232" style:family="text">
      <style:text-properties officeooo:rsid="010a05c5"/>
    </style:style>
    <style:style style:name="T233" style:family="text">
      <style:text-properties officeooo:rsid="010bfda6"/>
    </style:style>
    <style:style style:name="T234" style:family="text">
      <style:text-properties officeooo:rsid="010cef16"/>
    </style:style>
    <style:style style:name="T235" style:family="text">
      <style:text-properties officeooo:rsid="010da3f4"/>
    </style:style>
    <style:style style:name="T236" style:family="text">
      <style:text-properties officeooo:rsid="010f9044"/>
    </style:style>
    <style:style style:name="T237" style:family="text">
      <style:text-properties officeooo:rsid="0110b627"/>
    </style:style>
    <style:style style:name="T238" style:family="text">
      <style:text-properties officeooo:rsid="01121f43"/>
    </style:style>
    <style:style style:name="T239" style:family="text">
      <style:text-properties officeooo:rsid="011313d2"/>
    </style:style>
    <style:style style:name="T240" style:family="text">
      <style:text-properties officeooo:rsid="0114e118"/>
    </style:style>
    <style:style style:name="T241" style:family="text">
      <style:text-properties officeooo:rsid="0115c4fd"/>
    </style:style>
    <style:style style:name="T242" style:family="text">
      <style:text-properties officeooo:rsid="01160905"/>
    </style:style>
    <style:style style:name="T243" style:family="text">
      <style:text-properties officeooo:rsid="0117a41e"/>
    </style:style>
    <style:style style:name="T244" style:family="text">
      <style:text-properties officeooo:rsid="01189d2a"/>
    </style:style>
    <style:style style:name="T245" style:family="text">
      <style:text-properties officeooo:rsid="0119f7f2"/>
    </style:style>
    <style:style style:name="T246" style:family="text">
      <style:text-properties officeooo:rsid="011a10b0"/>
    </style:style>
    <style:style style:name="T247" style:family="text">
      <style:text-properties officeooo:rsid="011b8370"/>
    </style:style>
    <style:style style:name="T248" style:family="text">
      <style:text-properties officeooo:rsid="011d2990"/>
    </style:style>
    <style:style style:name="T249" style:family="text">
      <style:text-properties officeooo:rsid="011e269f"/>
    </style:style>
    <style:style style:name="T250" style:family="text">
      <style:text-properties officeooo:rsid="011e2eec"/>
    </style:style>
    <style:style style:name="T251" style:family="text">
      <style:text-properties officeooo:rsid="011f1d8d"/>
    </style:style>
    <style:style style:name="T252" style:family="text">
      <style:text-properties officeooo:rsid="012087aa"/>
    </style:style>
    <style:style style:name="T253" style:family="text">
      <style:text-properties officeooo:rsid="012114e9"/>
    </style:style>
    <style:style style:name="T254" style:family="text">
      <style:text-properties officeooo:rsid="012189ee"/>
    </style:style>
    <style:style style:name="T255" style:family="text">
      <style:text-properties officeooo:rsid="0123588c"/>
    </style:style>
    <style:style style:name="T256" style:family="text">
      <style:text-properties officeooo:rsid="0123685c"/>
    </style:style>
    <style:style style:name="T257" style:family="text">
      <style:text-properties officeooo:rsid="0123c4a0"/>
    </style:style>
    <style:style style:name="T258" style:family="text">
      <style:text-properties officeooo:rsid="01249083"/>
    </style:style>
    <style:style style:name="T259" style:family="text">
      <style:text-properties officeooo:rsid="01254743"/>
    </style:style>
    <style:style style:name="T260" style:family="text">
      <style:text-properties officeooo:rsid="01270e14"/>
    </style:style>
    <style:style style:name="T261" style:family="text">
      <style:text-properties officeooo:rsid="01281edd"/>
    </style:style>
    <style:style style:name="T262" style:family="text">
      <style:text-properties officeooo:rsid="012a183d"/>
    </style:style>
    <style:style style:name="T263" style:family="text">
      <style:text-properties officeooo:rsid="012a6115"/>
    </style:style>
    <style:style style:name="T264" style:family="text">
      <style:text-properties officeooo:rsid="012a8d1e"/>
    </style:style>
    <style:style style:name="T265" style:family="text">
      <style:text-properties officeooo:rsid="012ac9d2"/>
    </style:style>
    <style:style style:name="T266" style:family="text">
      <style:text-properties officeooo:rsid="012b1441"/>
    </style:style>
    <style:style style:name="T267" style:family="text">
      <style:text-properties officeooo:rsid="012b7247"/>
    </style:style>
    <style:style style:name="T268" style:family="text">
      <style:text-properties officeooo:rsid="012cdec8"/>
    </style:style>
    <style:style style:name="T269" style:family="text">
      <style:text-properties officeooo:rsid="012db6dd"/>
    </style:style>
    <style:style style:name="T270" style:family="text">
      <style:text-properties officeooo:rsid="012e1955"/>
    </style:style>
    <style:style style:name="T271" style:family="text">
      <style:text-properties officeooo:rsid="012eb356"/>
    </style:style>
    <style:style style:name="T272" style:family="text">
      <style:text-properties officeooo:rsid="012f48ca"/>
    </style:style>
    <style:style style:name="T273" style:family="text">
      <style:text-properties officeooo:rsid="01305da4"/>
    </style:style>
    <style:style style:name="T274" style:family="text">
      <style:text-properties officeooo:rsid="0131be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2" text:note-class="footnote"><text:note-citation>2</text:note-citation><text:note-body><text:p text:style-name="P79">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6">Chapter Nine</text:p>
      <text:p text:style-name="P26"/>
      <text:p text:style-name="P26"><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6"><text:s text:c="5"/>“<text:span text:style-name="T88">Hey Pete.” Susan said.</text:span></text:p>
      <text:p text:style-name="P26"><text:s text:c="5"/><text:span text:style-name="T88">Peter looked over at the cell door. “Red?” He asked. “What are you doing back?”</text:span></text:p>
      <text:p text:style-name="P26"><text:s text:c="5"/>“<text:span text:style-name="T88">I see they put you back in with the general population. You’ve been good I take it.” Susan said.</text:span></text:p>
      <text:p text:style-name="P26"><text:s text:c="5"/><text:span text:style-name="T88">Peter nodded. “Yeah something like that. They didn’t want to hold me in there for too long as it was.” He said. “Besides they couldn’t keep me for long, I can break out of here anytime I want.”</text:span></text:p>
      <text:p text:style-name="P26"><text:s text:c="5"/>“<text:span text:style-name="T88">Is that so?” Susan asked. “How would you accomplish that?”</text:span></text:p>
      <text:p text:style-name="P26"><text:s text:c="5"/><text:span text:style-name="T88">Peter shook his head. “Nope I ain’t telling you a thing. Far as I know you’d snitch on me to Chief.”</text:span></text:p>
      <text:p text:style-name="P26"><text:s text:c="5"/><text:span text:style-name="T88">Susan shook her head. “No one knows I’m here. Well except for the guard, but he let me slide by.”</text:span></text:p>
      <text:p text:style-name="P26"><text:s text:c="5"/>“<text:span text:style-name="T88">So what are you doing here?” Peter asked.</text:span></text:p>
      <text:p text:style-name="P26"><text:s text:c="5"/><text:span text:style-name="T88">Susan shrugged. “I don’t know just to catch up on old times.” She grabbed a stool and sat down outside Peter’s cell. “You know Pete, you never did tell me how you got caught.”</text:span></text:p>
      <text:p text:style-name="P26"><text:s text:c="5"/><text:span text:style-name="T88">Peter laughed. “How does anyone get caught?” he said. “I was minding my own business and bam they came out of the shadows and took me. I tried to fight but they were too strong.”</text:span></text:p>
      <text:p text:style-name="P26"><text:s text:c="5"/>“<text:span text:style-name="T88">Russ?” Susan asked. “Was it Russ that came after you?”</text:span></text:p>
      <text:p text:style-name="P26"><text:s text:c="5"/><text:span text:style-name="T88">Peter nodded. “Yeah. He and a bunch of his thugs. They came after me.”</text:span></text:p>
      <text:p text:style-name="P26"><text:s text:c="5"/>“<text:span text:style-name="T88">I see.”</text:span></text:p>
      <text:p text:style-name="P26"><text:soft-page-break/><text:s text:c="5"/>“<text:span text:style-name="T88">Alright, open her up.” A voice came from the main door.</text:span></text:p>
      <text:p text:style-name="P26"><text:s text:c="5"/>“<text:span text:style-name="T88">Don’t worry Pete, we’re just having a chat. Nothing to worry about.” Susan said in a whisper. She wondered who was coming through that damn door.</text:span></text:p>
      <text:p text:style-name="P26"><text:s text:c="5"/><text:span text:style-name="T88">Jones entered the cell block. Walking down the row of cells, he stopped at Peter’s cell. He looked down to Susan who smiled at him.</text:span></text:p>
      <text:p text:style-name="P26"><text:s text:c="5"/>“<text:span text:style-name="T88">Jones, what the hell are you doing here?” Peter asked. “You already caught me once, what more do you want?”</text:span></text:p>
      <text:p text:style-name="P26"><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6"><text:s text:c="5"/><text:span text:style-name="T88">Susan laughed, a little too loud. “Sorry, but you don’t really believe in that crap do you?”</text:span></text:p>
      <text:p text:style-name="P26"><text:s text:c="5"/><text:span text:style-name="T88">Jones nodded. “Yes of course I do. You have certain beliefs don’t you?”</text:span></text:p>
      <text:p text:style-name="P26"><text:s text:c="5"/><text:span text:style-name="T88">Susan nodded. “I suppose so.”</text:span></text:p>
      <text:p text:style-name="P26"><text:s text:c="5"/><text:span text:style-name="T88">Jones smiled. “Then those are your gods. Just like I believe in Molar.”</text:span></text:p>
      <text:p text:style-name="P26"><text:s text:c="5"/><text:span text:style-name="T88">Peter slammed his fist against the cell. “You got it easy boy. Getting your mind wiped and then having your memories restored.”</text:span></text:p>
      <text:p text:style-name="P26"><text:s text:c="5"/>“<text:span text:style-name="T88">The great Molar restored my memories.” Jones said. “She is all powerful, all wise, all knowing. She is everywhere you see, touch, feel, taste. She is everywhere.”</text:span></text:p>
      <text:p text:style-name="P26"><text:s text:c="5"/><text:span text:style-name="T89">Susan exchanged looks with Peter, they didn’t believe it for an instant.</text:span></text:p>
      <text:p text:style-name="P26"><text:soft-page-break/><text:s text:c="5"/><text:span text:style-name="T89">Jones just continued to smile. “Do not worry, you will be saved just like I am.” He said. “You just have to believe in Molar. Or be damned.”</text:span></text:p>
      <text:p text:style-name="P26"><text:s text:c="5"/><text:span text:style-name="T89">Susan threw up her hands. “This is getting a little too weird for me.” She said. “I’m out.”</text:span></text:p>
      <text:p text:style-name="P26"><text:s text:c="5"/><text:span text:style-name="T89">Getting up, Susan started to leave.</text:span></text:p>
      <text:p text:style-name="P26"><text:s text:c="5"/>“<text:span text:style-name="T89">Don’t you want your memories back?” Jones asked.</text:span></text:p>
      <text:p text:style-name="P26"><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6"><text:s text:c="5"/>“<text:span text:style-name="T89">I’m not talking about Doctor Long.” Jones said. “She has the ability, but I’m talking about Molar. She can help you get your memories back just like she did me.”</text:span></text:p>
      <text:p text:style-name="P26"><text:s text:c="5"/><text:span text:style-name="T90">Peter didn’t believe a word Jones was telling him. “You’re saying this Molar chick helped you get your memories back?”</text:span></text:p>
      <text:p text:style-name="P26"><text:s text:c="5"/><text:span text:style-name="T90">Jones nodded. “That’s exactly what I’m saying Peter. She did that and so much more. All I had to do was believe in her.”</text:span></text:p>
      <text:p text:style-name="P26"><text:s text:c="5"/><text:span text:style-name="T90">Susan took the book out of Jones’ hands and began reading. “Huh, I don’t see anything in here about reversing a mind wipe.” She said.</text:span></text:p>
      <text:p text:style-name="P26"><text:s text:c="5"/><text:span text:style-name="T90">Jones laughed. “It’s not in the book silly, you have to believe in Molar for it to even begin to work.” He said. “Without that faith, you cannot begin to live.”</text:span></text:p>
      <text:p text:style-name="P26"><text:s text:c="5"/>“<text:span text:style-name="T90">Naw man, you’re out in loonyville.” Peter said. “There’s no way she’ll get her memories back from believing in the destroyer of worlds. Even the lady’s name is messed up.”</text:span></text:p>
      <text:p text:style-name="P26"><text:soft-page-break/><text:s text:c="5"/><text:span text:style-name="T90">Jones smiled. “I understand your hesitance.” He said. “I was hesitant at first too, but then the nuns helped me find the truth in this book.”</text:span></text:p>
      <text:p text:style-name="P26"><text:s text:c="5"/>“<text:span text:style-name="T90">Nuns gave you a book about the destroyer of worlds.” Susan said.</text:span></text:p>
      <text:p text:style-name="P26"><text:s text:c="5"/><text:span text:style-name="T90">Jones nodded. “Yes, and if you come back with me to the past, they can do the same for you.”</text:span></text:p>
      <text:p text:style-name="P26"><text:s text:c="5"/>“<text:span text:style-name="T90">There it is.” Susan said. “Now we have to come back with you into the past.”</text:span></text:p>
      <text:p text:style-name="P26"><text:s text:c="5"/>“<text:span text:style-name="T90">Of course” Jones said. “How else do you expect to come to Molar and find out the truth?” He asked.</text:span></text:p>
      <text:p text:style-name="P26"><text:s text:c="5"/>“<text:span text:style-name="T90">Well that puts me out of the game.” Peter said. “I still have my memories just no knowledge of this Molar chick.”</text:span></text:p>
      <text:p text:style-name="P26"><text:s text:c="5"/>“<text:span text:style-name="T90">You too can come to know her as I have.” Jones said.</text:span></text:p>
      <text:p text:style-name="P26"><text:s text:c="5"/><text:span text:style-name="T90">Peter waved his hand. “No thanks bro, I’m out.” He laid down on his cot and turned over, his back facing Jones and Susan.</text:span></text:p>
      <text:p text:style-name="P26"><text:s text:c="5"/><text:span text:style-name="T90">Standing up, Susan towered over Jones. “So how do we go back in time? You know they’re heavily guarded those time watches. There’s no way we’d get to the debarkation room, steal one of the watches, and get out of here.”</text:span></text:p>
      <text:p text:style-name="P26"><text:s text:c="5"/><text:span text:style-name="T90">Jones nodded. “This is true, but there are other ways to </text:span><text:span text:style-name="T91">get a time watch</text:span><text:span text:style-name="T90">. If you know how to do it.”</text:span></text:p>
      <text:p text:style-name="P28"><text:s text:c="5"/><text:span text:style-name="T91">Walking to the debarkation room, Jones and Susan lifted a time watch out of a drawer. Jones made some modifications to it.</text:span></text:p>
      <text:p text:style-name="P28"><text:s text:c="5"/><text:span text:style-name="T92">Opening a vortex they disappeared.</text:span></text:p>
      <text:p text:style-name="P28"><text:s text:c="5"/><text:span text:style-name="T92">Chief watched them go.</text:span></text:p>
      <text:p text:style-name="P28"/>
      <text:p text:style-name="P27">Chapter Ten</text:p>
      <text:p text:style-name="P27"/>
      <text:p text:style-name="P27"><text:soft-page-break/><text:s text:c="5"/><text:span text:style-name="T92">Stepping out of the vortex, Jones and Susan found themselves at the 34</text:span><text:span text:style-name="T94">th</text:span><text:span text:style-name="T92"> Street Mission.</text:span></text:p>
      <text:p text:style-name="P27"><text:s text:c="5"/><text:span text:style-name="T97">Knocking on the door, Jones waited for one of the nuns to come answering. Sure enough a nun appeared.</text:span></text:p>
      <text:p text:style-name="P27"><text:s text:c="5"/>“<text:span text:style-name="T97">Mister Jones, you’ve come back to us.” The nun said.</text:span></text:p>
      <text:p text:style-name="P27"><text:s text:c="5"/><text:span text:style-name="T97">Jones nodded. “Yes I have, and I’ve brought a friend with me.”</text:span></text:p>
      <text:p text:style-name="P27"><text:s text:c="5"/><text:span text:style-name="T97">The nun invited them both inside.</text:span></text:p>
      <text:p text:style-name="P27"><text:s text:c="5"/>“<text:span text:style-name="T97">It’s good to see you here Mister Jones.” The nun said. “It’s not been the same since you left.”</text:span></text:p>
      <text:p text:style-name="P27"><text:s text:c="5"/><text:span text:style-name="T97">Jones smiled at the kind remarks. “Yes I’ve been missing this place. But I have come with a purpose to serve Molar.”</text:span></text:p>
      <text:p text:style-name="P27"><text:s text:c="5"/><text:span text:style-name="T97">The nun nodded. “Of course you have. May Molar find peace in you and your family.” She said. “What can we do for you?”</text:span></text:p>
      <text:p text:style-name="P27"><text:s text:c="5"/>“<text:span text:style-name="T97">Remember how you helped me regain my memory? I want you to do the same for my friend Susan here.”</text:span></text:p>
      <text:p text:style-name="P27"><text:s text:c="5"/><text:span text:style-name="T97">The nun looked at Susan. “I’m not sure we can do that.” She said. “When you came to us, you were but almost unconscious.” She continued. “We nursed you back to health. Susan here seems to be fine.”</text:span></text:p>
      <text:p text:style-name="P27"><text:s text:c="5"/>“<text:span text:style-name="T98">This is true.” Jones said. “She is fine, but her memory is missing. Can’t you try anything?”</text:span></text:p>
      <text:p text:style-name="P27"><text:s text:c="5"/><text:span text:style-name="T98">The nun nodded. “There’s an old recipe passed down from generation to generation, it might help your friend regain her memory.” She said. “Go make yourselves at home while I prepare the soup.”</text:span></text:p>
      <text:p text:style-name="P27"><text:s text:c="5"/><text:span text:style-name="T98">Jones looked to Susan. “See? We’re good to go.” He said. “Come here.”</text:span></text:p>
      <text:p text:style-name="P27"><text:soft-page-break/><text:s text:c="5"/><text:span text:style-name="T98">Susan followed Jones down a corridor that led to sleeping chambers. There they rested until the soup was ready.</text:span></text:p>
      <text:p text:style-name="P27"><text:s text:c="5"/><text:span text:style-name="T98">The nun came back to Susan. “Here my dear, have a sip of this and your memories will return.”</text:span></text:p>
      <text:p text:style-name="P27"><text:s text:c="5"/><text:span text:style-name="T98">Susan smelled the soup, it smelled most foul. “What’s in it?”</text:span></text:p>
      <text:p text:style-name="P27"><text:s text:c="5"/><text:span text:style-name="T98">The nun shook her head. “We never give out the recipe for the soup.” She said. “</text:span><text:span text:style-name="T99">Drink.”</text:span></text:p>
      <text:p text:style-name="P27"><text:s text:c="5"/><text:span text:style-name="T99">Susan took the spoonful of soup in her hand and drank it. It was very bitter. Not very soup tasting.</text:span></text:p>
      <text:p text:style-name="P27"><text:s text:c="5"/>“<text:span text:style-name="T99">Good.” The nun said. “Now you must rest in order for the soup to work.”</text:span></text:p>
      <text:p text:style-name="P27"><text:s text:c="5"/><text:span text:style-name="T99">Susan laid down on a cot and began to doze off to sleep. She dreamed of dragons and other flying monsters trying to grab her and eat her. She dreamed of monsters so scary you’d be afraid of the light as well as the dark. Susan dreamed most terrible nightmares.</text:span></text:p>
      <text:p text:style-name="P27"><text:s text:c="5"/><text:span text:style-name="T99">Waking up with a start, Susan could feel her pulse racing. She was pouring sweat. She looked around, she didn’t recognize her surroundings at first. Then it dawned on her, she was there to get her memories back.</text:span></text:p>
      <text:p text:style-name="P27"><text:s text:c="5"/><text:span text:style-name="T99">She laid back down and tried to return to sleep. It was little use, Susan was awake. She tossed and turned on the cot hoping that somehow she would just fall asleep.</text:span></text:p>
      <text:p text:style-name="P27"><text:s text:c="5"/><text:span text:style-name="T99">Jones came into the room. “You okay?” He asked.</text:span></text:p>
      <text:p text:style-name="P27"><text:s text:c="5"/><text:span text:style-name="T99">Susan looked at Jones, finally a familiar face. “Yeah I’m okay, just having some nightmares.”</text:span></text:p>
      <text:p text:style-name="P27"><text:s text:c="5"/><text:span text:style-name="T99">Jones nodded. “I should have warned you about them.” He said. “They can be pretty nasty.”</text:span></text:p>
      <text:p text:style-name="P27"><text:s text:c="5"/><text:span text:style-name="T99">Susan frowned. “Now you tell me.” She paused for a moment. “I’m remembering something.”</text:span></text:p>
      <text:p text:style-name="P27"><text:soft-page-break/><text:s text:c="5"/>“<text:span text:style-name="T99">Yes?” Jones took a step forward. “What is it?”</text:span></text:p>
      <text:p text:style-name="P27"><text:s text:c="5"/>“<text:span text:style-name="T99">I’m remembering when I was a little girl, my parents used to take me to the park.” She said. “Jones, I think it’s working. My memories are coming back.”</text:span></text:p>
      <text:p text:style-name="P27"><text:s text:c="5"/><text:span text:style-name="T99">Jones smiled. “Praise Molar.”</text:span></text:p>
      <text:p text:style-name="P27"><text:s text:c="5"/>“<text:span text:style-name="T99">Yes, praise Molar.” Susan echoed. “The destroyer of worlds is coming. We have to warn the others.”</text:span></text:p>
      <text:p text:style-name="P27"><text:s text:c="5"/><text:span text:style-name="T99">Jones nodded. “Yes, we already have warned them.” He said. “They choose not to follow her.”</text:span></text:p>
      <text:p text:style-name="P27"><text:s text:c="5"/><text:span text:style-name="T99">Susan looked at Jones in disbelief. “I can’t believe that, why would they choose not to follow Molar?”</text:span></text:p>
      <text:p text:style-name="P27"><text:s text:c="5"/><text:span text:style-name="T99">Jones shook his head. “I don’t know.” He said. “But she is coming and we have to keep vigil in her wake.” He said.</text:span></text:p>
      <text:p text:style-name="P27"><text:s text:c="5"/>“<text:span text:style-name="T99">She will destroy us all.” Susan said. “It will be glorious.”</text:span></text:p>
      <text:p text:style-name="P27"><text:s text:c="5"/>“<text:span text:style-name="T99">Yes it will.” Jones said.</text:span></text:p>
      <text:p text:style-name="P27"><text:s text:c="5"/><text:span text:style-name="T99">Walking out of the sleeping area, Jones and Susan found their way back to the main entrance. They were met there by the same nun who had let them in.</text:span></text:p>
      <text:p text:style-name="P27"><text:s text:c="5"/>“<text:span text:style-name="T99">I see you are recovering.” The nun said. “The nightmares are the worst, I’m sorry about those.”</text:span></text:p>
      <text:p text:style-name="P27"><text:s text:c="5"/><text:span text:style-name="T99">Susan nodded. “It’s okay. I have my memories back and that’s all that matters. Thank you.”</text:span></text:p>
      <text:p text:style-name="P27"><text:s text:c="5"/><text:span text:style-name="T99">Jones and Susan left the mission and walked down the street. As they walked they talked about the various teachings of Molar and what it was she wanted to accomplish for the world.</text:span></text:p>
      <text:p text:style-name="P27"><text:s text:c="5"/><text:span text:style-name="T99">It was fascinating for them to converse with each other as if they’d known each other for years. Susan didn’t have much contact with Jones as they had both been out on missions most of the time. Then when she left, she really didn’t have any contact with anyone from the complex.</text:span></text:p>
      <text:p text:style-name="P27"><text:soft-page-break/><text:s text:c="5"/><text:span text:style-name="T99">Jones stopped walking. “We’re being followed.”</text:span></text:p>
      <text:p text:style-name="P27"><text:s text:c="5"/><text:span text:style-name="T99">Susan looked behind them, sure enough there was a man following them.</text:span></text:p>
      <text:p text:style-name="P27"><text:s text:c="5"/><text:span text:style-name="T99">She turned around. “What do you want?”</text:span></text:p>
      <text:p text:style-name="P27"><text:s text:c="5"/><text:span text:style-name="T99">The man froze for a moment. “I only want to take you back to the complex.” He said. “You’ll be safe there.”</text:span></text:p>
      <text:p text:style-name="P27"><text:s text:c="5"/><text:span text:style-name="T99">Jones nodded. “Don’t worry, I had a similar experience when I got my memories back. Someone must have watched us leave and followed our time stream.”</text:span></text:p>
      <text:p text:style-name="P27"><text:s text:c="5"/><text:span text:style-name="T99">Susan frowned. Did they really mean to take her back? What if she refused would they kill her? Would they erase her mind a second time? She wasn’t sure. But wasn’t about to find out.</text:span></text:p>
      <text:p text:style-name="P27"><text:s text:c="5"/>“<text:span text:style-name="T99">Fine” Susan said. “But you will take me to Russ and or Chief. Those two know me best. They’ll figure out what to do with me.”</text:span></text:p>
      <text:p text:style-name="P27"><text:s text:c="5"/><text:span text:style-name="T99">The man nodded. “Very well.” He said.</text:span></text:p>
      <text:p text:style-name="P27"><text:s text:c="5"/><text:span text:style-name="T99">Opening a vortex the trio disappeared back into their rightful time of 2163.</text:span></text:p>
      <text:p text:style-name="P27"><text:s text:c="5"/><text:span text:style-name="T99">Re entering the timeline, Susan felt a cold chill come up her spine. She knew this place. It was the complex, she knew it well.</text:span></text:p>
      <text:p text:style-name="P27"><text:s text:c="5"/>“<text:span text:style-name="T99">Welcome back from your little trip.” Russ said. “I take it everything was worth it?”</text:span></text:p>
      <text:p text:style-name="P27"><text:s text:c="5"/><text:span text:style-name="T99">Susan turned around to see Russ. “Yes!” She said. “I have my memories back.”</text:span></text:p>
      <text:p text:style-name="P27"><text:s text:c="5"/><text:span text:style-name="T99">Russ nodded. “I see.” </text:span><text:span text:style-name="T100">Looking to Jones he frowned. “I understand you’re the reason for this.”</text:span></text:p>
      <text:p text:style-name="P27"><text:s text:c="5"/><text:span text:style-name="T100">Jones nodded. “Yes sir. </text:span><text:span text:style-name="T101">It was only right that she be brought to the knowledge and truth of Molar.</text:span><text:span text:style-name="T100">”</text:span></text:p>
      <text:p text:style-name="P27"><text:s text:c="5"/>“<text:span text:style-name="T101">Praise Molar.” Susan said. “Blessed be her name.”</text:span></text:p>
      <text:p text:style-name="P27"><text:s text:c="5"/><text:span text:style-name="T101">Jones mimicked her response. “Yes, praise Molar.”</text:span></text:p>
      <text:p text:style-name="P27"><text:soft-page-break/><text:s text:c="5"/><text:span text:style-name="T101">Russ sighed. “Great, now we have two crazies on our hands. </text:span><text:span text:style-name="T102">Someone escort these two crazies down to the holding cells. Let them cool their heals for a moment.”</text:span></text:p>
      <text:p text:style-name="P27"><text:s text:c="5"/><text:span text:style-name="T102">The man who brought them back nodded. “Aye.” He said.</text:span></text:p>
      <text:p text:style-name="P27"><text:s text:c="5"/>“<text:span text:style-name="T102">Can you believe this?” Jones asked. “They’re treating us like criminals.” He said.</text:span></text:p>
      <text:p text:style-name="P27"><text:s text:c="5"/><text:span text:style-name="T103">Susan nodded. “I know, I know. But we have our memories back. I was a criminal.” She said.</text:span></text:p>
      <text:p text:style-name="P27"/>
      <text:p text:style-name="P29">Chapter Eleven</text:p>
      <text:p text:style-name="P29"/>
      <text:p text:style-name="P29"><text:s text:c="5"/><text:span text:style-name="T104">Alice walked into her apartment and frowned. Susan was nowhere to be found. She looked around the entire apartment and found no one.</text:span></text:p>
      <text:p text:style-name="P29"><text:s text:c="5"/>“<text:span text:style-name="T104">What the hell?” She asked.</text:span></text:p>
      <text:p text:style-name="P29"><text:s text:c="5"/>“<text:span text:style-name="T104">Victoria, where’s Susan?” Alice asked </text:span><text:span text:style-name="T105">tapping her watch</text:span><text:span text:style-name="T104">.</text:span></text:p>
      <text:p text:style-name="P29"><text:s text:c="5"/>“<text:span text:style-name="T104">Holding Cell Four.” Victoria responded.</text:span></text:p>
      <text:p text:style-name="P29"><text:s text:c="5"/>“<text:span text:style-name="T104">What the hell?!” Alice yelled.</text:span></text:p>
      <text:p text:style-name="P29"><text:s text:c="5"/><text:span text:style-name="T106">Alice stormed down the stairs to the elevator door. She pressed the button and waited for the lift to arrive. When it did, she saw Russ standing in the lift.</text:span></text:p>
      <text:p text:style-name="P29"><text:s text:c="5"/>“<text:span text:style-name="T106">We need to talk.” Russ said.</text:span></text:p>
      <text:p text:style-name="P29"><text:s text:c="5"/><text:span text:style-name="T106">Alice nodded. “I’d say so.”</text:span></text:p>
      <text:p text:style-name="P29"><text:s text:c="5"/><text:span text:style-name="T107">Russ related to Alice everything that had happened with Susan getting her memories back and the silly things she was spewing forth.</text:span></text:p>
      <text:p text:style-name="P29"><text:s text:c="5"/><text:span text:style-name="T107">Alice shook her head. “She wouldn’t do that.” She said. “We were building a life together.”</text:span></text:p>
      <text:p text:style-name="P29"><text:s text:c="5"/><text:span text:style-name="T107">Russ shook his head. “I’m sorry.” He said. “</text:span><text:span text:style-name="T108">We had to. She’s a criminal.”</text:span></text:p>
      <text:p text:style-name="P29"><text:s text:c="5"/>“<text:span text:style-name="T108">Did you lock Jones up too for getting his memories back?” Alice asked.</text:span></text:p>
      <text:p text:style-name="P29"><text:soft-page-break/><text:s text:c="5"/><text:span text:style-name="T108">Russ nodded. “Yes we did actually.” He said.</text:span></text:p>
      <text:p text:style-name="P29"><text:s text:c="5"/>“<text:span text:style-name="T108">Oh.” Alice said. She couldn’t think of anymore questions to ask Russ. She wanted to kick him and make it feel bad. “</text:span><text:span text:style-name="T109">I demand you take me to her.”</text:span></text:p>
      <text:p text:style-name="P29"><text:s text:c="5"/><text:span text:style-name="T109">Russ smiled. “We can’t do that, not yet.” He said. “We’ll take you to her in a day or two after she’s had time to think things through.” He said. “She can’t be trusted right now. You might try and spring her.”</text:span></text:p>
      <text:p text:style-name="P29"><text:s text:c="5"/><text:span text:style-name="T109">Alice stomped her foot on the floor. She wasn’t about to plan a prison escape. That wasn’t in her nature.</text:span></text:p>
      <text:p text:style-name="P29"><text:s text:c="5"/>“<text:span text:style-name="T109">Look, she’s dangerous.” Russ said. “She’s brought back knowledge from the future and we have to ascertain her intentions for being back here.”</text:span></text:p>
      <text:p text:style-name="P29"><text:s text:c="5"/><text:span text:style-name="T109">Alice grunted. “I see.” She said. “Fine, I’ll just wait for her to be released. You can go now.”</text:span></text:p>
      <text:p text:style-name="P29"><text:s text:c="5"/>“<text:span text:style-name="T109">I’m sorry Alice.” Russ said.</text:span></text:p>
      <text:p text:style-name="P29"><text:s text:c="5"/>“<text:span text:style-name="T109">I know you are.” Alice said.</text:span></text:p>
      <text:p text:style-name="P29"><text:s text:c="5"/>“<text:span text:style-name="T109">I thought you and Chief were…” Russ began.</text:span></text:p>
      <text:p text:style-name="P29"><text:s text:c="5"/>“<text:span text:style-name="T109">A girl can have it both ways Russ.” She winked.</text:span></text:p>
      <text:p text:style-name="P29"><text:s text:c="5"/><text:span text:style-name="T110">Turning around, Russ entered the elevator that would take him back to the debarkation room.</text:span></text:p>
      <text:p text:style-name="P29"><text:s text:c="5"/><text:span text:style-name="T110">Alice returned to her apartment. She was not pleased by what was happening. Not pleased at all. She wished she could go back in time and change everything. But that wouldn’t be possible. The time police would be on her ass like a moth to a flame.</text:span></text:p>
      <text:p text:style-name="P29"><text:s text:c="5"/><text:span text:style-name="T110">Sitting down, Alice wondered when Susan would be released. Would she still go by the name Susan? Or would she go back to her code name Red. So many questions flooded Alice’s mind regarding the situation.</text:span></text:p>
      <text:p text:style-name="P29"><text:s text:c="5"/><text:span text:style-name="T110">She just wanted Susan home. Was that so bad of a thing to want? Alice didn’t think it was.</text:span></text:p>
      <text:p text:style-name="P29"/>
      <text:p text:style-name="P31"><text:soft-page-break/>* * *</text:p>
      <text:p text:style-name="P30"/>
      <text:p text:style-name="P30"><text:s text:c="5"/>Down in the cell block, Susan sat in cell four. <text:span text:style-name="T111">She couldn’t believe what was going on. Looking over to Jones, who was asleep, she wondered how he could sleep at a time like this.</text:span></text:p>
      <text:p text:style-name="P30"><text:s text:c="5"/><text:span text:style-name="T111">Kicking the cell door, she woke Jones up.</text:span></text:p>
      <text:p text:style-name="P30"><text:s text:c="5"/><text:span text:style-name="T111">Jones looked over at Susan and grunted.</text:span></text:p>
      <text:p text:style-name="P30"><text:s text:c="5"/>“<text:span text:style-name="T111">Oh good you’re awake.” Susan said. “Why did they throw us in here?” She asked.</text:span></text:p>
      <text:p text:style-name="P30"><text:s text:c="5"/><text:span text:style-name="T111">Jones shook his head. “Maybe they see us as a threat.” He said. “Maybe they see us as something else. Either way? We’re in here.”</text:span></text:p>
      <text:p text:style-name="P30"><text:s text:c="5"/>“<text:span text:style-name="T111">A threat?” Susan asked. “What the hell.”</text:span></text:p>
      <text:p text:style-name="P30"><text:s text:c="5"/>“<text:span text:style-name="T111">Hey Red? Is that you?” Peter’s voice came from down the hall.</text:span></text:p>
      <text:p text:style-name="P30"><text:s text:c="5"/>“<text:span text:style-name="T111">Yeah it’s me Pete.” Susan said. “Got my memories back and they landed me in here with you lot.”</text:span></text:p>
      <text:p text:style-name="P30"><text:s text:c="5"/>“<text:span text:style-name="T111">Welcome to Hell.” Peter said.</text:span></text:p>
      <text:p text:style-name="P30"><text:s text:c="5"/>“<text:span text:style-name="T111">Thanks Pete.” Susan replied.</text:span></text:p>
      <text:p text:style-name="P30"><text:s text:c="5"/>“<text:span text:style-name="T111">Isn’t there supposed to be a guard on duty?” Susan asked.</text:span></text:p>
      <text:p text:style-name="P30"><text:s text:c="5"/><text:span text:style-name="T111">Jones nodded. “Yeah but he’s behind that door.” He pointed to a door down the hallway.</text:span></text:p>
      <text:p text:style-name="P30"><text:s text:c="5"/>“<text:span text:style-name="T111">What if I need to talk to him?” Susan asked.</text:span></text:p>
      <text:p text:style-name="P30"><text:s text:c="5"/>“<text:span text:style-name="T111">No can do.” Jones said. “They don’t care about us when we’re in here.” He said. “If we were out there? Maybe they’d give us the time of day. But not in here.”</text:span></text:p>
      <text:p text:style-name="P30"><text:s text:c="5"/>“<text:span text:style-name="T111">Damn.” Susan said.</text:span></text:p>
      <text:p text:style-name="P30"><text:s text:c="5"/>“<text:span text:style-name="T111">Yeah.” Jones replied.</text:span></text:p>
      <text:p text:style-name="P30"><text:s text:c="5"/>“<text:span text:style-name="T111">What are you going to do Red?” Peter asked. “Probably just get yourself in more trouble than you already are.”</text:span></text:p>
      <text:p text:style-name="P30"><text:s text:c="5"/>“<text:span text:style-name="T111">Oh shut up Pete.” Susan said.</text:span></text:p>
      <text:p text:style-name="P30"><text:soft-page-break/><text:s text:c="5"/>“<text:span text:style-name="T111">May Molar protect us in this our time of need.” Jones said.</text:span></text:p>
      <text:p text:style-name="P30"><text:s text:c="5"/>“<text:span text:style-name="T111">And may she grant unto us mercy.” Susan added.</text:span></text:p>
      <text:p text:style-name="P30"><text:s text:c="5"/>“<text:span text:style-name="T111">Amen.” Jones said closing the plea for guidance and help.</text:span></text:p>
      <text:p text:style-name="P30"><text:s text:c="5"/><text:span text:style-name="T111">Peter rolled his eyes. “Great, they’re both high on some juice.”</text:span></text:p>
      <text:p text:style-name="P30"><text:s text:c="5"/><text:span text:style-name="T111">Susan looked Peter’s direction. “We’re not high, we just know what’s coming.” She said. “Molar will destroy us all, thankfully.”</text:span></text:p>
      <text:p text:style-name="P30"><text:s text:c="5"/>“<text:span text:style-name="T112">Lights out.” A guard said into the overhead speaker.</text:span></text:p>
      <text:p text:style-name="P30"><text:s text:c="5"/><text:span text:style-name="T112">One by one each of the prisoners clicked their lights out.</text:span></text:p>
      <text:p text:style-name="P30"><text:s text:c="5"/>“<text:span text:style-name="T112">Night losers.” Peter said.</text:span></text:p>
      <text:p text:style-name="P30"><text:s text:c="5"/>“<text:span text:style-name="T112">Night.” Jones replied.</text:span></text:p>
      <text:p text:style-name="P30"><text:s text:c="5"/>“<text:span text:style-name="T112">Night.” Susan said.</text:span></text:p>
      <text:p text:style-name="P30"><text:s text:c="5"/><text:span text:style-name="T112">That night neither Jones or Susan would sleep well. They would have nightmares of ghosts, demons, and monsters. All of which would lead up to their demise before the destroying angel would come named Molar.</text:span></text:p>
      <text:p text:style-name="P30"/>
      <text:p text:style-name="P33">* * *</text:p>
      <text:p text:style-name="P32"/>
      <text:p text:style-name="P32"><text:s text:c="5"/>Doctor Long sat in her office working on a drug for reversing the mind wipe. She smiled at her progress. Maybe this will work, she thought.</text:p>
      <text:p text:style-name="P32"><text:s text:c="5"/><text:span text:style-name="T113">The medical bay door opened to reveal Chief.</text:span></text:p>
      <text:p text:style-name="P32"><text:s text:c="5"/>“<text:span text:style-name="T113">Doctor Long.” Chief said. “You wanted to see me?”</text:span></text:p>
      <text:p text:style-name="P32"><text:s text:c="5"/><text:span text:style-name="T113">Doctor Long nodded. “Yes Chief, I believe I’ve come up with a medication that will undo the mind wipe. So we can go back and get those people who’s minds we’ve wiped and fix them.”</text:span></text:p>
      <text:p text:style-name="P32"><text:soft-page-break/><text:s text:c="5"/><text:span text:style-name="T113">Chief shook his head. “Why would we want to do that?”</text:span></text:p>
      <text:p text:style-name="P32"><text:s text:c="5"/><text:span text:style-name="T113">Doctor Long shrugged. “I don’t know. Some of their pleas were quite disheartening.” She said. “I believe some of them were innocent. I think we mind wiped some of the wrong people.”</text:span></text:p>
      <text:p text:style-name="P32"><text:s text:c="5"/><text:span text:style-name="T113">Chief nodded. “I see. He said. Well we best be getting back to work. Doctor you don’t understand why we mind wipe these people do you?</text:span></text:p>
      <text:p text:style-name="P32"><text:s text:c="5"/><text:span text:style-name="T113">Doctor Long thought about it for a moment. No she didn’t understand why they performed a mind wipe. “No sir.” She said. “In fact I don’t. So they got into some trouble back in the past. So what. It doesn’t matter to me. I don’t understand how you can simply wipe their minds and be done with it. I think you need to go back and fix some of this damage you’ve caused.”</text:span></text:p>
      <text:p text:style-name="P32"><text:s text:c="5"/><text:span text:style-name="T113">Chief didn’t understand what all of the fuss was about. He wished he had an idea. If people in fact were innocent then they did deserve a second chance. But he couldn’t base an opinion as fact. The doctor had an opinion on the subject, that was all.</text:span></text:p>
      <text:p text:style-name="P32"/>
      <text:p text:style-name="P34">Chapter Twelve</text:p>
      <text:p text:style-name="P34"/>
      <text:p text:style-name="P34"><text:s text:c="5"/><text:span text:style-name="T114">Russ looked at the debarkation room. He enjoyed the view from Chief’s office. It was beautiful. Victoria was analyzing the sacred texts of Molar. Whenever she came up with more information, she would signal Chief and Russ over a small radio they wore in their ears.</text:span></text:p>
      <text:p text:style-name="P34"><text:s text:c="5"/><text:span text:style-name="T114">Walking up to Victoria’s main console, Russ viewed the current texts she was analyzing. It spoke of kings and queens in the next life designed to rule over those less fortunate.</text:span></text:p>
      <text:p text:style-name="P34"><text:soft-page-break/><text:s text:c="5"/><text:span text:style-name="T115">Russ thought about the things Jones and Susan were spouting off when they came back from their visit to the past. He couldn’t believe all of the things they were promising.</text:span></text:p>
      <text:p text:style-name="P34"><text:s text:c="5"/><text:span text:style-name="T115">Wars, more wars, Molar coming to destroy the good with the wicked. Whoever stood in her way would be punished and destroyed. It wasn’t anything too gory, just the promise of punishment scared him.</text:span></text:p>
      <text:p text:style-name="P34"><text:s text:c="5"/><text:span text:style-name="T115">He wasn’t sure when it would end. He wasn’t sure how long it would all last. The text didn’t say.</text:span></text:p>
      <text:p text:style-name="P34"/>
      <text:p text:style-name="P34"><text:s text:c="5"/><text:span text:style-name="T115">Wo wo wo unto those who rebel against me and my followers. For they shall be smote to dust before my feet.</text:span></text:p>
      <text:p text:style-name="P34"/>
      <text:p text:style-name="P34"><text:s text:c="5"/><text:span text:style-name="T115">Russ reread the passage and winced at it. Smote to dust? Who talks like that? He ran to the debarkation room and up the stairs to Chief’s office.</text:span></text:p>
      <text:p text:style-name="P34"><text:s text:c="5"/>“<text:span text:style-name="T115">Chief, we have a problem.”</text:span></text:p>
      <text:p text:style-name="P34"><text:s text:c="5"/><text:span text:style-name="T115">Chief nodded. “I know we do.” He said. “I’ve been keeping up on the writings of Molar.” Chief frowned. “There isn’t much we can do about it is there Russ?”</text:span></text:p>
      <text:p text:style-name="P34"><text:s text:c="5"/><text:span text:style-name="T115">Russ shook his head. “No sir, not that I can tell. But if she’s coming like the book says, then we’re all doomed.”</text:span></text:p>
      <text:p text:style-name="P34"><text:s text:c="5"/><text:span text:style-name="T115">Chief nodded. “Kinda makes you want to turn off the anti change device doesn’t it.” He said. “Just let us all wither to a natural old age and die.”</text:span></text:p>
      <text:p text:style-name="P34"><text:s text:c="5"/><text:span text:style-name="T115">Russ shook his head. “No Chief, if we did that time travel would be over for us. What would we do?”</text:span></text:p>
      <text:p text:style-name="P34"><text:s text:c="5"/><text:span text:style-name="T115">Chief shrugged. “I don’t know Russ. I don’t have a clue.” He walked over to the window and looked out down to the debarkation room. “Whatever I would do, hopefully I would do it with finesse.”</text:span></text:p>
      <text:p text:style-name="P34"><text:s text:c="5"/><text:span text:style-name="T115">Russ nodded. “Yeah, me too.”</text:span></text:p>
      <text:p text:style-name="P34"><text:soft-page-break/><text:s text:c="5"/><text:span text:style-name="T115">After a brief pause, Russ looked to Chief and frowned. “Are you seriously thinking of shutting all of this down?”</text:span></text:p>
      <text:p text:style-name="P34"><text:s text:c="5"/><text:span text:style-name="T115">Chief shrugged his shoulders. “I don’t know Russ. I’ve got nothing that will keep this place going. My fumes are all I’m running off of.” He said.</text:span></text:p>
      <text:p text:style-name="P34"><text:s text:c="5"/><text:span text:style-name="T115">Russ nodded. “I understand that. I don’t think we fully thought through the anti change device when we came up with it.”</text:span></text:p>
      <text:p text:style-name="P34"><text:s text:c="5"/><text:span text:style-name="T115">Chief pointed at Russ. “You mean when you came up with it.” He said. “I was just along for the ride on that one.”</text:span></text:p>
      <text:p text:style-name="P34"><text:s text:c="5"/><text:span text:style-name="T115">Russ nodded. “Right.” </text:span><text:span text:style-name="T116">He laughed at the thought. Chief had thought Russ was crazy when he brought up the anti change device. A device that prevents the current timeline from changing, talk about a whopper. But it worked and here they were.</text:span></text:p>
      <text:p text:style-name="P34"><text:s text:c="5"/>“<text:span text:style-name="T117">So now you’re trying to retire is that it?” Russ asked. “Why not have Doctor Long perform a mind wipe on you as well. She might as well.”</text:span></text:p>
      <text:p text:style-name="P34"><text:s text:c="5"/><text:span text:style-name="T117">Chief shook his head. “I’m not letting Doctor Long anywhere near my brain.” He said. “Can you believe she thinks we’ve sentenced innocent people to that machine of hers?”</text:span></text:p>
      <text:p text:style-name="P34"><text:s text:c="5"/><text:span text:style-name="T117">Russ shook his head. “What?”</text:span></text:p>
      <text:p text:style-name="P34"><text:s text:c="5"/><text:span text:style-name="T117">Chief nodded. “Yeah, she thinks we committed innocent people to prison and then sent them to the past.”</text:span></text:p>
      <text:p text:style-name="P34"><text:s text:c="5"/>“<text:span text:style-name="T117">Well of all the things to think about.” Russ said. “I can’t believe that at all. I’ve always thought our screening process to be quite thorough.”</text:span></text:p>
      <text:p text:style-name="P34"><text:s text:c="5"/>“<text:span text:style-name="T117">Me too.” Chief said. “Me too.”</text:span></text:p>
      <text:p text:style-name="P34"><text:s text:c="5"/><text:span text:style-name="T118">Russ shrugged. “Well whatever the case, they were sentenced and placed in the past where they wouldn’t hurt anything. That’s beyond our control.”</text:span></text:p>
      <text:p text:style-name="P34"><text:soft-page-break/><text:s text:c="5"/>“<text:span text:style-name="T118">Except for the fact that two people have now come back with their minds intact.” Chief said. “Doesn’t that blare off some warning signs to you?”</text:span></text:p>
      <text:p text:style-name="P34"><text:s text:c="5"/><text:span text:style-name="T118">Russ nodded. “Yeah it does Chief. That’s why I put them back in cells. Until we can figure all of this out.”</text:span></text:p>
      <text:p text:style-name="P34"><text:s text:c="5"/>“<text:span text:style-name="T118">According to Victoria, Molar is so much more than she seems on the outside.” Chief said. “To look into her eyes is to admit that you are a sinner and deserve to die.”</text:span></text:p>
      <text:p text:style-name="P34"><text:s text:c="5"/>“<text:span text:style-name="T118">So it is a religious text after all.” Russ said.</text:span></text:p>
      <text:p text:style-name="P34"><text:s text:c="5"/><text:span text:style-name="T118">Chief shook his head. “I don’t know what it is.” He said. “It’s something for sure. Something crazy for sure.”</text:span></text:p>
      <text:p text:style-name="P34"><text:s text:c="5"/><text:span text:style-name="T118">Russ frowned, placing a hand on the desk, he sat forward. “Well whatever the case, we can figure it out. Can’t we Chief?”</text:span></text:p>
      <text:p text:style-name="P34"><text:s text:c="5"/><text:span text:style-name="T118">Chief nodded. “I think so Russ.”</text:span></text:p>
      <text:p text:style-name="P34"/>
      <text:p text:style-name="P35">Chapter Thirteen</text:p>
      <text:p text:style-name="P35"/>
      <text:p text:style-name="P35"><text:s text:c="5"/><text:span text:style-name="T119">Russ watched over the security feed as Susan and Jones talked about Molar. They seemed to be in agreement that Molar was the most prized worshiped god on the planet.</text:span></text:p>
      <text:p text:style-name="P35"><text:s text:c="5"/><text:span text:style-name="T119">He couldn’t believe his ears at what he was listening to. Back and forth conversation about the same nonsense. Molar this or Molar that. Russ wondered why they couldn’t talk about something else; anything else.</text:span></text:p>
      <text:p text:style-name="P35"><text:s text:c="5"/><text:span text:style-name="T119">Down in the cell block, Jones sat facing Susan. He smiled at her through the cell bars. “So you really believe that Molar is the final result of years of evolution?”</text:span></text:p>
      <text:p text:style-name="P35"><text:s text:c="5"/><text:span text:style-name="T119">Susan nodded. “Doesn’t everyone?”</text:span></text:p>
      <text:p text:style-name="P35"><text:soft-page-break/><text:s text:c="5"/><text:span text:style-name="T119">Jones laughed. “I thought I was the only one to have caught up on that fact. Wow, you really are something you know that?”</text:span></text:p>
      <text:p text:style-name="P35"><text:s text:c="5"/><text:span text:style-name="T119">Susan smiled. “Well thanks Jones. That means a lot to me.”</text:span></text:p>
      <text:p text:style-name="P35"><text:s text:c="5"/>“<text:span text:style-name="T119">Not a problem.” Jones said. “Besides I think you’re rather beautiful the way you talk about Molar and how magnificent she is.”</text:span></text:p>
      <text:p text:style-name="P35"><text:s text:c="5"/>“<text:span text:style-name="T119">She is rather magnificent isn’t she.” Susan said. “And stop trying to make me blush, that’s not going to happen. I don’t blush easily.”</text:span></text:p>
      <text:p text:style-name="P35"><text:s text:c="5"/><text:span text:style-name="T119">Jones frowned. “Not even a little bit?” He asked.</text:span></text:p>
      <text:p text:style-name="P35"><text:s text:c="5"/>“<text:span text:style-name="T119">No, not even a little bit.” Susan said.</text:span></text:p>
      <text:p text:style-name="P35"><text:s text:c="5"/>“<text:span text:style-name="T119">Better listen to her mate,” Peter said from down the hall. “You could learn a lesson or two from her.”</text:span></text:p>
      <text:p text:style-name="P35"><text:s text:c="5"/>“<text:span text:style-name="T119">Why does he call you Red?” Jones asked.</text:span></text:p>
      <text:p text:style-name="P35"><text:s text:c="5"/>“<text:span text:style-name="T119">That’s what everyone called me.” Susan said. “Before I was found that is. Now they call me Susan.”</text:span></text:p>
      <text:p text:style-name="P35"><text:s text:c="5"/>“<text:span text:style-name="T119">I prefer Susan better than Red.” Jones said.</text:span></text:p>
      <text:p text:style-name="P35"><text:s text:c="5"/><text:span text:style-name="T119">Susan smiled. “Thank you, so do I.”</text:span></text:p>
      <text:p text:style-name="P35"><text:s text:c="5"/><text:span text:style-name="T120">Russ couldn’t stand watching anymore and turned the screen off. He had better things to do than listen to two believers of Molar talk about each other at how great they both were.</text:span></text:p>
      <text:p text:style-name="P35"><text:s text:c="5"/><text:span text:style-name="T121">Chief loomed over Russ’s shoulder. “Catch anything good?” He asked.</text:span></text:p>
      <text:p text:style-name="P35"><text:s text:c="5"/>“<text:span text:style-name="T121">Negative Chief.” Russ said. “They just kept saying the same things over again in different ways. Seems like a waste of time if you ask me.”</text:span></text:p>
      <text:p text:style-name="P35"><text:s text:c="5"/><text:span text:style-name="T121">Chief nodded. “Well we’ll keep a surveillance camera and team on them just in case something good comes out of their conversations.”</text:span></text:p>
      <text:p text:style-name="P35"><text:s text:c="5"/><text:span text:style-name="T121">Russ smiled. “Oh goody, someone else gets to have all the fun of eavesdropping eh?”</text:span></text:p>
      <text:p text:style-name="P35"><text:s text:c="5"/>“<text:span text:style-name="T121">Yes.” Chief replied. “That they do.”</text:span></text:p>
      <text:p text:style-name="P35"><text:soft-page-break/><text:s text:c="5"/>“<text:span text:style-name="T122">Come on.” Russ said. “Let’s see what Victoria has come up with on what this lady Molar looks like.”</text:span></text:p>
      <text:p text:style-name="P35"><text:s text:c="5"/>“<text:span text:style-name="T122">Alright,” Chief said. “Let’s do just that.”</text:span></text:p>
      <text:p text:style-name="P35"><text:s text:c="5"/><text:span text:style-name="T122">Walking over to the main control room, Chief walked up to Victoria’s main console.</text:span></text:p>
      <text:p text:style-name="P35"><text:s text:c="5"/>“<text:span text:style-name="T122">Victoria, when will Molar come back?” Chief asked.</text:span></text:p>
      <text:p text:style-name="P35"><text:s text:c="5"/>“<text:span text:style-name="T122">Unknown.” Victoria said. “Please clarify request.”</text:span></text:p>
      <text:p text:style-name="P35"><text:s text:c="5"/><text:span text:style-name="T122">Russ gave a stab at it. “Victoria, at what date will Molar appear in the sky?”</text:span></text:p>
      <text:p text:style-name="P35"><text:s text:c="5"/>“<text:span text:style-name="T122">That information is unknown to me.” Victoria said. “Only Molar knows when that day is.”</text:span></text:p>
      <text:p text:style-name="P35"><text:s text:c="5"/>“<text:span text:style-name="T122">Great.” Chief said. “</text:span><text:span text:style-name="T123">That doesn’t get us anywhere.”</text:span></text:p>
      <text:p text:style-name="P35"><text:s text:c="5"/>“<text:span text:style-name="T123">Victoria.” Russ started again. “What are the signs that Molar is coming?”</text:span></text:p>
      <text:p text:style-name="P35"><text:s text:c="5"/>“<text:span text:style-name="T123">The moon will turn to blood. The oceans and rivers will dry up. Great famine across the land. Molar will arrive in her great power and glory. She will desecrate the land for her own sake. Causing mountains to appear where there were none.”</text:span></text:p>
      <text:p text:style-name="P35"><text:s text:c="5"/>“<text:span text:style-name="T123">I think I get the point.” Chief said.</text:span></text:p>
      <text:p text:style-name="P35"><text:s text:c="5"/>“<text:span text:style-name="T123">That’s enough Victoria.” Russ said. “Please provide a print out of that last query.”</text:span></text:p>
      <text:p text:style-name="P35"><text:s text:c="5"/>“<text:span text:style-name="T123">Understood.” Victoria said.</text:span></text:p>
      <text:p text:style-name="P35"><text:s text:c="5"/><text:span text:style-name="T123">As the pages printed out, Chief looked to Russ. “Well we have to get to the bottom of this somehow.” He said. “We can’t just let the Earth be destroyed by some mythical creature.”</text:span></text:p>
      <text:p text:style-name="P35"><text:s text:c="5"/>“<text:span text:style-name="T123">Agreed sir.” Russ said.</text:span></text:p>
      <text:p text:style-name="P35"><text:s text:c="5"/>“<text:span text:style-name="T124">Set a time vortex to take you three hundred years into the future, see if people are still talking about Molar then.”</text:span></text:p>
      <text:p text:style-name="P35"><text:s text:c="5"/><text:span text:style-name="T124">Russ nodded. “Aye sir.” Turning on his radio he paged Alice. “Alice, come to the debarkation room.”</text:span></text:p>
      <text:p text:style-name="P35"><text:soft-page-break/><text:s text:c="5"/>“<text:span text:style-name="T124">On my way boss.” Alice said.</text:span></text:p>
      <text:p text:style-name="P35"><text:s text:c="5"/><text:span text:style-name="T125">It took moments for Alice to show up. She looked bright eyed and bushy tailed. Like someone had just woken up on the right side of the bed.</text:span></text:p>
      <text:p text:style-name="P35"><text:s text:c="5"/>“<text:span text:style-name="T125">You look awake.” Russ said.</text:span></text:p>
      <text:p text:style-name="P35"><text:s text:c="5"/><text:span text:style-name="T125">Alice smiled. “I should sir, I got my share of sleep last night.”</text:span></text:p>
      <text:p text:style-name="P35"><text:s text:c="5"/>“<text:span text:style-name="T125">Good.” Russ said. “You may need it.”</text:span></text:p>
      <text:p text:style-name="P35"><text:s text:c="5"/><text:span text:style-name="T126">As the duo stepped through a vortex and vanished, Alice wondered when they were going. No one had briefed her on a mission at hand, and Russ didn’t say anything in his communication to her.</text:span></text:p>
      <text:p text:style-name="P35"><text:s text:c="5"/><text:span text:style-name="T126">Arriving on the other end of the portal, Russ looked up into the night sky. The moon was still dark red like blood.</text:span></text:p>
      <text:p text:style-name="P35"><text:s text:c="5"/><text:span text:style-name="T126">The street was empty. No cars on it, no people. Nothing.</text:span></text:p>
      <text:p text:style-name="P35"><text:s text:c="5"/><text:span text:style-name="T126">Russ looked around. “Well we’ve arrived somewhere.” He said. “I wonder where we are.”</text:span></text:p>
      <text:p text:style-name="P35"><text:s text:c="5"/>“<text:span text:style-name="T126">Fools.” A female voice said from behind them. “You dare think you can run and hide from the great Molar?”</text:span></text:p>
      <text:p text:style-name="P35"><text:s text:c="5"/><text:span text:style-name="T126">Russ sighed. Molar was here. Turning around, he stared at the ground.</text:span></text:p>
      <text:p text:style-name="P35"><text:s text:c="5"/><text:span text:style-name="T126">Molar was a creature of many different features. She had the arms of a winged bat, the legs of a goat, the head of a snake, and the chest of a wilder beast.</text:span></text:p>
      <text:p text:style-name="P35"><text:s text:c="5"/>“<text:span text:style-name="T126">I the great Molar have come to conquer this planet and this people.” She said. “You two, what have you against me?”</text:span></text:p>
      <text:p text:style-name="P35"><text:s text:c="5"/><text:span text:style-name="T126">Russ continued to stare at the ground. Alice turned around and stared at the ground as well.</text:span></text:p>
      <text:p text:style-name="P35"><text:s text:c="5"/>“<text:span text:style-name="T126">We are but thy humble servants.” Russ said. “We do not wish to offend thee at all.”</text:span></text:p>
      <text:p text:style-name="P35"><text:soft-page-break/><text:s text:c="5"/><text:span text:style-name="T126">Alice nodded. “Yes that is correct. We are here on a mission to spread your word to those who are less fortunate.”</text:span></text:p>
      <text:p text:style-name="P35"><text:s text:c="5"/><text:span text:style-name="T126">Molar smiled, her forked tongue jutting out as she spoke. “My children. It is alright, you may look at me. You will not be smitten down.”</text:span></text:p>
      <text:p text:style-name="P35"><text:s text:c="5"/><text:span text:style-name="T126">Russ looked up into Molar’s eyes. What he saw there was an empty place. Alice looked up and saw how she would die. She gasped at the thought.</text:span></text:p>
      <text:p text:style-name="P35"><text:s text:c="5"/>“<text:span text:style-name="T126">Do not fret child.” Molar said to Alice. “It is but an end that you will find, and possibly a new beginning.”</text:span></text:p>
      <text:p text:style-name="P35"><text:s text:c="5"/><text:span text:style-name="T126">Russ shook his head. “Forgive us oh Molar the great and wonderful. We have yet to fully understand all of your teachings.”</text:span></text:p>
      <text:p text:style-name="P35"><text:s text:c="5"/><text:span text:style-name="T127">Molar smiled again. “Do not worry my children you will understand all soon enough.”</text:span></text:p>
      <text:p text:style-name="P35"><text:s text:c="5"/><text:span text:style-name="T127">Lifting her hands into the air she caused asteroids to fall down to Earth burning up in Earth’s atmosphere. The pieces of rock that managed to make it to Earth dug craters into the ground.</text:span></text:p>
      <text:p text:style-name="P35"/>
      <text:p text:style-name="P36">Chapter Fourteen</text:p>
      <text:p text:style-name="P36"/>
      <text:p text:style-name="P36"><text:s text:c="5"/>Molar looked to Russ and Alice and grinned. “You are not from this time are you.” She said.</text:p>
      <text:p text:style-name="P36"><text:s text:c="5"/>Alice shook her head. “No.”</text:p>
      <text:p text:style-name="P36"><text:s text:c="5"/>“Alice.” Russ said.</text:p>
      <text:p text:style-name="P36"><text:s text:c="5"/>“Do not be hard on the child.” Molar said. “She just saved your life. <text:span text:style-name="T128">When do you come from?</text:span>”</text:p>
      <text:p text:style-name="P36"><text:s text:c="5"/><text:span text:style-name="T128">Russ nodded. “2163.” He said. “Roughly three hundred years ago.”</text:span></text:p>
      <text:p text:style-name="P36"><text:s text:c="5"/>“<text:span text:style-name="T128">I see.” Molar said. “Are you really true believers in me? Or are you just saying that to get by until I leave.”</text:span></text:p>
      <text:p text:style-name="P36"><text:soft-page-break/><text:s text:c="5"/>“<text:span text:style-name="T128">We are true believers.” Russ said. “We have only begun reading the sacred texts, but we are true believers.”</text:span></text:p>
      <text:p text:style-name="P36"><text:s text:c="5"/><text:span text:style-name="T128">Molar nodded. “I see. Perhaps if I change my looks you will be more comfortable.”</text:span></text:p>
      <text:p text:style-name="P36"><text:s text:c="5"/><text:span text:style-name="T128">Molar shifted from her original form to that of a tall black woman. “Is that better?”</text:span></text:p>
      <text:p text:style-name="P36"><text:s text:c="5"/><text:span text:style-name="T128">Alice smiled. “A little.” She said. “I like it.”</text:span></text:p>
      <text:p text:style-name="P36"><text:s text:c="5"/><text:span text:style-name="T128">Russ nodded. “Me too. You’re gorgeous.”</text:span></text:p>
      <text:p text:style-name="P36"><text:s text:c="5"/><text:span text:style-name="T128">Molar smiled a wide grin. “I’m glad you approve.” She said. “</text:span><text:span text:style-name="T129">Now tell me about your time.” She continued. “There must be so many marvelous things going on during your time.”</text:span></text:p>
      <text:p text:style-name="P36"><text:s text:c="5"/><text:span text:style-name="T129">Russ smiled. “We’re time travelers.” He said. “We go out into the past mostly to visit and see all there is to see. We’re students of history.”</text:span></text:p>
      <text:p text:style-name="P36"><text:s text:c="5"/>“<text:span text:style-name="T129">But you came to the future.” Molar said. “Tell me about that.”</text:span></text:p>
      <text:p text:style-name="P36"><text:s text:c="5"/>“<text:span text:style-name="T129">A man from the future said that you were coming and that you would destroy the Earth.” Russ said. “We were curious is all.”</text:span></text:p>
      <text:p text:style-name="P36"><text:s text:c="5"/><text:span text:style-name="T129">Alice nodded. “Yes curious about what would happen when you actually did come. Well here you are. But I don’t see much destruction going on.”</text:span></text:p>
      <text:p text:style-name="P36"><text:s text:c="5"/><text:span text:style-name="T129">Molar smiled. “Oh that, yes with each year the myth gets bigger and bigger. I’m not a destroyer of worlds, but one who believes in saving souls for salvation.” She said. “The words have gotten mixed up over the years I’m afraid.”</text:span></text:p>
      <text:p text:style-name="P36"><text:s text:c="5"/>“<text:span text:style-name="T129">Ah” Russ said “That would make sense as to why we’re still standing.”</text:span></text:p>
      <text:p text:style-name="P36"><text:s text:c="5"/><text:span text:style-name="T129">Molar nodded. “Yes that would explain that now wouldn’t it. </text:span><text:span text:style-name="T130">You see, where I come from Earth is in such a tragic place of events. People are dying everyday due to some unknown disease. I come back </text:span><text:soft-page-break/><text:span text:style-name="T130">here to hopefully save some people.</text:span><text:span text:style-name="T129">” </text:span><text:span text:style-name="T130">She said. “I bring people with me. But only those who I feel can make the trip.”</text:span></text:p>
      <text:p text:style-name="P36"><text:s text:c="5"/>“<text:span text:style-name="T130">So is this your true self.” Alice asked.</text:span></text:p>
      <text:p text:style-name="P36"><text:s text:c="5"/><text:span text:style-name="T130">Molar nodded. “Oh yes, that creature you saw? Simply figments of your imaginations. Everyone seems to see me differently. This is my true form.”</text:span></text:p>
      <text:p text:style-name="P36"><text:s text:c="5"/>“<text:span text:style-name="T131">How did a myth get started around you to begin with?” Russ asked.</text:span></text:p>
      <text:p text:style-name="P36"><text:s text:c="5"/>“<text:span text:style-name="T131">Well I was a time traveler like you once. Explored the past to see what there was to see and the like. Well I ran across a village and I helped a young woman out. Being foolish like I was, I interfered with the development of their lifestyle. They thought I was a god and created a myth about me.” Molar said. “Unfortunately it got out of hand.”</text:span></text:p>
      <text:p text:style-name="P36"><text:s text:c="5"/>“<text:span text:style-name="T131">That’s unfortunate.” Alice agreed. “We’ve only heard about you recently from another time traveler from the future. Well we think he was from the future, we’re not quite certain when he came from.”</text:span></text:p>
      <text:p text:style-name="P36"><text:s text:c="5"/><text:span text:style-name="T131">Molar nodded. “Yes I know the one of whom you speak. He’s one of my greatest opponents. He’s always out there causing trouble. Trying to bring about havoc where he cannot seem to keep his hands out of it all. </text:span><text:span text:style-name="T132">Oh well, you’re here and that’s all which matters.</text:span><text:span text:style-name="T131">”</text:span></text:p>
      <text:p text:style-name="P36"><text:s text:c="5"/>“<text:span text:style-name="T132">What about the blood red moon?” Russ asked. “That was one of the signs of you coming.”</text:span></text:p>
      <text:p text:style-name="P36"><text:s text:c="5"/><text:span text:style-name="T132">Molar shook her head. “I haven’t the faintest idea. The moon’s been that way for the past two hundred years.” She said. “I honestly haven’t the faintest idea about any of it.”</text:span></text:p>
      <text:p text:style-name="P36"><text:s text:c="5"/>“<text:span text:style-name="T132">I see” Russ said.</text:span></text:p>
      <text:p text:style-name="P36"><text:s text:c="5"/>“<text:span text:style-name="T132">Yes, it’s quite a difficult thing to play this god. But someone’s got to do it.” Molar said.</text:span></text:p>
      <text:p text:style-name="P36"><text:soft-page-break/><text:s text:c="5"/>“<text:span text:style-name="T132">Ever thought about just giving up?” Alice asked.</text:span></text:p>
      <text:p text:style-name="P36"><text:s text:c="5"/><text:span text:style-name="T132">Molar laughed. “It’s a burden I have to live with.” She said. “I started the myth, I might as well finish it off you know?”</text:span></text:p>
      <text:p text:style-name="P36"><text:s text:c="5"/>“<text:span text:style-name="T132">But when the people find out you have no powers.” Russ began.</text:span></text:p>
      <text:p text:style-name="P36"><text:s text:c="5"/>“<text:span text:style-name="T132">Oh they’ll figure that out right away.” Molar said. “But the imagination is quite a thing don’t you think so?”</text:span></text:p>
      <text:p text:style-name="P36"><text:s text:c="5"/><text:span text:style-name="T132">Russ and Alice both nodded.</text:span></text:p>
      <text:p text:style-name="P36"><text:s text:c="5"/><text:span text:style-name="T132">Molar continued to smile at them. “When you return to your time, please don’t start any new rumors about me.” She said. “The ones that come from myth are far more than enough that I can keep up with.”</text:span></text:p>
      <text:p text:style-name="P36"><text:s text:c="5"/>“<text:span text:style-name="T132">You have our word.” Russ said.</text:span></text:p>
      <text:p text:style-name="P36"><text:s text:c="5"/><text:span text:style-name="T132">Alice agreed. “Yes, we won’t say a thing.”</text:span></text:p>
      <text:p text:style-name="P36"><text:s text:c="5"/>“<text:span text:style-name="T132">Oh good.” Molar said. “Now if you’ll excuse me, I have to go find out where all the people are. They’re expecting a show of some sort. I should give them a show.”</text:span></text:p>
      <text:p text:style-name="P36"><text:s text:c="5"/><text:span text:style-name="T132">Stepping back through the time vortex, Russ and Alice disappeared.</text:span></text:p>
      <text:p text:style-name="P36"><text:s text:c="5"/><text:span text:style-name="T132">Re entering their own timeline, Russ looked at Alice and smiled. It was nice to know the truth of what Molar was, or rather the truth of the myth of Molar.</text:span></text:p>
      <text:p text:style-name="P36"><text:s text:c="5"/><text:span text:style-name="T132">The duo had been on an adventure that much was certain.</text:span></text:p>
      <text:p text:style-name="P36"><text:s text:c="5"/><text:span text:style-name="T132">Chief came running down the stairs. “Well? What did you find out?”</text:span></text:p>
      <text:p text:style-name="P36"><text:s text:c="5"/>“<text:span text:style-name="T132">Molar is a myth Chief.” Alice said. “We’ll write up a report but she’s a myth.”</text:span></text:p>
      <text:p text:style-name="P36"><text:s text:c="5"/><text:span text:style-name="T132">Chief nodded. “Good, that’s good. The Earth won’t be destroyed then.”</text:span></text:p>
      <text:p text:style-name="P36"><text:soft-page-break/><text:s text:c="5"/>“<text:span text:style-name="T132">No sir it won’t.” Russ said. “Like Alice said, we’ll write up a report and I’ll have it on your desk first thing in the morning.”</text:span></text:p>
      <text:p text:style-name="P36"><text:s text:c="5"/><text:span text:style-name="T132">Chief nodded. “Splendid splendid!” He said. “You two did great work.”</text:span></text:p>
      <text:p text:style-name="P36"><text:s text:c="5"/><text:span text:style-name="T132">Russ smiled. “Thanks Chief.” He said.</text:span></text:p>
      <text:p text:style-name="P36"/>
      <text:p text:style-name="P37">Chapter Fifteen</text:p>
      <text:p text:style-name="P37"/>
      <text:p text:style-name="P37"><text:s text:c="5"/><text:span text:style-name="T133">It took a minute to erase all data regarding Molar from Victoria’s systems. But it was done in an orderly fashion.</text:span></text:p>
      <text:p text:style-name="P37"><text:s text:c="5"/><text:span text:style-name="T134">Jones and Susan was a different case entirely. Each person wanted to hold onto the belief that Molar was indeed real and that there was no other way to salvation but through her.</text:span></text:p>
      <text:p text:style-name="P37"><text:s text:c="5"/><text:span text:style-name="T134">Russ tried reasoning with Susan on several occasions, but was unable to do anything about it. </text:span><text:span text:style-name="T135">Jones was even more of a difficult case.</text:span></text:p>
      <text:p text:style-name="P37"><text:s text:c="5"/>“<text:span text:style-name="T135">We should return them to the mission.” Russ said to Chief one evening while they worked on Victoria’s main systems.</text:span></text:p>
      <text:p text:style-name="P37"><text:s text:c="5"/>“<text:span text:style-name="T135">We can return Jones.” Chief said. “But we can’t return Susan. You saw what happened the last time we tried to leave her there, you said the timeline was altered.”</text:span></text:p>
      <text:p text:style-name="P37"><text:s text:c="5"/><text:span text:style-name="T135">Russ nodded. “Wrench.” He said. Chief looked through his tool bag and handed the right wrench to Russ. “I know Chief, but we’ve got to do something.”</text:span></text:p>
      <text:p text:style-name="P37"><text:s text:c="5"/><text:span text:style-name="T135">Chief nodded in agreement. “Yes we do. Well that ought to do it.” He said.</text:span></text:p>
      <text:p text:style-name="P37"><text:s text:c="5"/>“<text:span text:style-name="T135">Victoria, how do you feel?” Chief asked. It was his way of performing a diagnostic on her systems.</text:span></text:p>
      <text:p text:style-name="P37"><text:s text:c="5"/>“<text:span text:style-name="T135">Operating at 100% parameters.” Victoria said.</text:span></text:p>
      <text:p text:style-name="P37"><text:s text:c="5"/>“<text:span text:style-name="T136">Good.” Chief said.</text:span></text:p>
      <text:p text:style-name="P37"><text:soft-page-break/><text:s text:c="5"/><text:span text:style-name="T136">Russ looked over Victoria’s systems and smiled. “Just like she was brought in from the factory.” He said. “You hear that Victoria? Like brand new!”</text:span></text:p>
      <text:p text:style-name="P37"><text:s text:c="5"/><text:span text:style-name="T136">Victoria gave her equivalence of a sigh. “If you say so Russ.”</text:span></text:p>
      <text:p text:style-name="P37"><text:s text:c="5"/><text:span text:style-name="T136">Russ turned to Chief. “Did we have to add that extra subroutine? She seems a little bit more human now.”</text:span></text:p>
      <text:p text:style-name="P37"><text:s text:c="5"/><text:span text:style-name="T136">Chief laughed. “That was the whole point Russ.”</text:span></text:p>
      <text:p text:style-name="P37"><text:s text:c="5"/><text:span text:style-name="T137">Russ shrugged. “Maybe, but I still don’t like it.” He said.</text:span></text:p>
      <text:p text:style-name="P37"><text:s text:c="5"/><text:span text:style-name="T137">Looking across the way, Chief saw Doctor Long enter the computer complex. “What does the good doctor have for us now eh Russ?”</text:span></text:p>
      <text:p text:style-name="P37"><text:s text:c="5"/><text:span text:style-name="T137">They met up with her. “Doctor Long.” Chief said.</text:span></text:p>
      <text:p text:style-name="P37"><text:s text:c="5"/>“<text:span text:style-name="T137">Chief.” Doctor Long said. “I believe we can erase Jones’s and Susan’s memories again. But I caution that this should be the last time. Who knows what damage it will cause them.”</text:span></text:p>
      <text:p text:style-name="P37"><text:s text:c="5"/><text:span text:style-name="T137">Chief nodded. “It’s better than the torture they’re putting themselves in by living out fantasies of Molar coming back.”</text:span></text:p>
      <text:p text:style-name="P37"><text:s text:c="5"/><text:span text:style-name="T137">Russ nodded. “I agree.” He said.</text:span></text:p>
      <text:p text:style-name="P37"><text:s text:c="5"/><text:span text:style-name="T138">Doctor Long smiled. “I figured you’d say that. I have their treatment scheduled for tomorrow morning at oh eight hundred hours.”</text:span></text:p>
      <text:p text:style-name="P37"><text:s text:c="5"/>“<text:span text:style-name="T138">Splendid, splendid doc.” Chief said. “Keep me apprised of how it goes.”</text:span></text:p>
      <text:p text:style-name="P37"><text:s text:c="5"/>“<text:span text:style-name="T138">Indeed.” Doctor Long said.</text:span></text:p>
      <text:p text:style-name="P37"><text:s text:c="5"/><text:span text:style-name="T139">Russ followed Doctor Long to the elevator. “Doc can we talk for a moment?”</text:span></text:p>
      <text:p text:style-name="P37"><text:s text:c="5"/>“<text:span text:style-name="T139">Of course Russ.” Doctor Long said. “What do you have in mind?”</text:span></text:p>
      <text:p text:style-name="P37"><text:s text:c="5"/>“<text:span text:style-name="T139">Your office in about a half hour?” Russ said.</text:span></text:p>
      <text:p text:style-name="P37"><text:s text:c="5"/><text:span text:style-name="T139">Doctor Long smiled. “A half hour it is.”</text:span></text:p>
      <text:p text:style-name="P37"><text:soft-page-break/><text:s text:c="5"/><text:span text:style-name="T139">She disappeared in the elevator as it whisked her back to her medical bay.</text:span></text:p>
      <text:p text:style-name="P37"/>
      <text:p text:style-name="P40">* * *</text:p>
      <text:p text:style-name="P38"/>
      <text:p text:style-name="P38"><text:s text:c="5"/>A half hour later, Russ found himself in the Medical Bay. He walked in and found Doctor Long seated at her desk.</text:p>
      <text:p text:style-name="P38"><text:s text:c="5"/>“Come in Russ. Come in.” She said greeting him.</text:p>
      <text:p text:style-name="P38"><text:s text:c="5"/>Russ sat down across from Doctor Long and smiled. “<text:span text:style-name="T140">Thank you for seeing me.” He said.</text:span></text:p>
      <text:p text:style-name="P38"><text:s text:c="5"/><text:span text:style-name="T140">Doctor Long nodded. “I usually have to drag you higher ups in here by the skin of my teeth. What do you need Russ?”</text:span></text:p>
      <text:p text:style-name="P38"><text:s text:c="5"/><text:span text:style-name="T140">Russ nodded. Right, down to business. “</text:span><text:span text:style-name="T141">How successful would you say the mind wipes have been over the years?”</text:span></text:p>
      <text:p text:style-name="P38"><text:s text:c="5"/><text:span text:style-name="T141">Doctor Long hesitated at the question. It was quite a question indeed. “That’s a loaded question Russ.” She said. “I’d say they’re seventy-eight percent effective.”</text:span></text:p>
      <text:p text:style-name="P38"><text:s text:c="5"/>“<text:span text:style-name="T141">I see.” Russ said leaning forward in his chair. “And what about the remaining percent?”</text:span></text:p>
      <text:p text:style-name="P38"><text:s text:c="5"/>“<text:span text:style-name="T141">Well on those cases we simply re administered the drug and they forgot everything as they should have the first time around.”</text:span></text:p>
      <text:p text:style-name="P38"><text:s text:c="5"/>“<text:span text:style-name="T141">So on those cases it wasn’t very effective.” Russ said.</text:span></text:p>
      <text:p text:style-name="P38"><text:s text:c="5"/>“<text:span text:style-name="T141">No I suppose not.” </text:span><text:span text:style-name="T142">Doctor Long said. “But we can’t have everything working one hundred percent all of the time, you know that better than anyone Russ considering…”</text:span></text:p>
      <text:p text:style-name="P38"><text:s text:c="5"/><text:span text:style-name="T142">Russ sighed. There it was. “Considering the accident that caused me to be here in the first place.” He said.</text:span></text:p>
      <text:p text:style-name="P38"><text:soft-page-break/><text:s text:c="5"/>“<text:span text:style-name="T142">Something like that.” Doctor Long said. “You <text:s/>yourself are a paradox aren’t you?”</text:span></text:p>
      <text:p text:style-name="P38"><text:s text:c="5"/><text:span text:style-name="T142">Russ nodded. “Yeah something like that.” He said.</text:span></text:p>
      <text:p text:style-name="P38"><text:s text:c="5"/>“<text:span text:style-name="T143">Tell me something Russ, would you want your memories back?” Doctor Long asked.</text:span></text:p>
      <text:p text:style-name="P38"><text:s text:c="5"/><text:span text:style-name="T143">Russ shook his head. “Not on your life.” He said.</text:span></text:p>
      <text:p text:style-name="P38"><text:s text:c="5"/>“<text:span text:style-name="T143">Why is that?” Doctor Long prodded.</text:span></text:p>
      <text:p text:style-name="P39"><text:s text:c="5"/>“<text:span text:style-name="T143">Because” Russ said “To do so would break the whole project of time travel as we know it.”</text:span></text:p>
      <text:p text:style-name="P39"><text:s text:c="5"/>“<text:span text:style-name="T143">Right.” Doctor Long said. “Of course we don’t know that for certain, we only have your word for it.”</text:span></text:p>
      <text:p text:style-name="P39"><text:s text:c="5"/><text:span text:style-name="T143">Russ sat back in his chair. “You have to take my word for it doctor. I was on the brink of discovering something very dangerous that would have killed the project. Had I been allowed to continue we would have all ceased to be. It’s better this way that I don’t remember what it was I was working on.”</text:span></text:p>
      <text:p text:style-name="P39"><text:s text:c="5"/><text:span text:style-name="T143">Doctor Long nodded. “Then you have your own answer at how effective the mind wipe is don’t you.”</text:span></text:p>
      <text:p text:style-name="P39"><text:s text:c="5"/><text:span text:style-name="T144">Russ rested his chin on his hand. “I suppose I do.” He said. “Very well doctor. When do you plan on wiping Susan and Jones’s minds?”</text:span></text:p>
      <text:p text:style-name="P39"><text:s text:c="5"/>“<text:span text:style-name="T148">Tomorrow</text:span><text:span text:style-name="T145">.” Doctor Long said. “Do you want to watch?”</text:span></text:p>
      <text:p text:style-name="P39"><text:s text:c="5"/><text:span text:style-name="T145">Russ shook his head. Having been through the procedure himself he didn’t want to take any part in wiping someone else’s mind.</text:span></text:p>
      <text:p text:style-name="P39"><text:s text:c="5"/>“<text:span text:style-name="T146">Suit yourself.” Doctor Long said. “It’s an amazing procedure if you ask me.” She smiled. “We’ll catch up with you later okay?”</text:span></text:p>
      <text:p text:style-name="P39"><text:s text:c="5"/><text:span text:style-name="T146">Standing, Russ headed for the door. “Thanks doc.” He said.</text:span></text:p>
      <text:p text:style-name="P39"><text:s text:c="5"/>“<text:span text:style-name="T146">Not at all.” Doctor Long said. “Not at all.” </text:span><text:span text:style-name="T147">She prepared her equipment to erase minds. Once she </text:span><text:soft-page-break/><text:span text:style-name="T147">was pleased everything was in order she went and got some dinner.</text:span></text:p>
      <text:p text:style-name="P39"><text:s text:c="5"/><text:span text:style-name="T147">Alice sat in the cafeteria eating a sandwich. She couldn’t believe they were going to erase Susan’s mind again. Wasn’t once enough torture for the poor lady?</text:span></text:p>
      <text:p text:style-name="P39"><text:s text:c="5"/><text:span text:style-name="T147">Upon seeing Doctor Long, Alice got her attention by waving.</text:span></text:p>
      <text:p text:style-name="P39"><text:s text:c="5"/><text:span text:style-name="T147">Doctor Long sat down across from Alice.</text:span></text:p>
      <text:p text:style-name="P39"><text:s text:c="5"/>“<text:span text:style-name="T147">You don’t have to do this doctor.” Alice said. “We’ve made so much progress with Susan. You don’t have to do this.”</text:span></text:p>
      <text:p text:style-name="P39"><text:s text:c="5"/><text:span text:style-name="T147">Doctor Long took a bite of her soup. “Of course we have to Alice, you of all people should know how important it is that we do perform the procedure.”</text:span></text:p>
      <text:p text:style-name="P39"><text:s text:c="5"/>“<text:span text:style-name="T147">Me of all people.” Alice said. “Just so I can lose the love of my life?”</text:span></text:p>
      <text:p text:style-name="P39"><text:s text:c="5"/><text:span text:style-name="T147">Doctor Long took a drink of water. “If you want to put it that way then yes, just to lose the love of your life. It will be okay Alice.” She said.</text:span></text:p>
      <text:p text:style-name="P39"><text:s text:c="5"/><text:span text:style-name="T148">Alice pushed her sandwich around on her plate. Suddenly she wasn’t hungry. “You’ll be understanding if I don’t seem pleased about this.” She said.</text:span></text:p>
      <text:p text:style-name="P39"><text:s text:c="5"/><text:span text:style-name="T148">Doctor Long nodded. “I understand. You’re not the only one who feels strongly about this issue. But they are suffering. I am here to end that suffering.”</text:span></text:p>
      <text:p text:style-name="P39"><text:s text:c="5"/><text:span text:style-name="T148">Taking a bite of her sandwich Alice wished there were a different way. Someway that she could persuade the good doctor against erasing memories. She couldn’t think of anything.</text:span></text:p>
      <text:p text:style-name="P39"><text:s text:c="5"/><text:span text:style-name="T148">A</text:span><text:span text:style-name="T149">s the evening progressed, Alice visited Susan in the main cell block one last time. It was all the time in the world they had.</text:span></text:p>
      <text:p text:style-name="P39"/>
      <text:p text:style-name="P41"><text:soft-page-break/>Chapter <text:span text:style-name="T150">S</text:span>ixteen</text:p>
      <text:p text:style-name="P41"/>
      <text:p text:style-name="P41"><text:s text:c="4"/><text:span text:style-name="T151">The next morning, Doctor Long prepared her patients for the memory wipe. She looked at the needles and devices that were used to erase memories and winced. She would never want to undergo this procedure herself.</text:span></text:p>
      <text:p text:style-name="P41"><text:s text:c="5"/>“<text:span text:style-name="T151">Bring them in.” Doctor Long spoke to the guards.</text:span></text:p>
      <text:p text:style-name="P41"><text:s text:c="5"/><text:span text:style-name="T151">One by one Jones and Susan walked in the door.</text:span></text:p>
      <text:p text:style-name="P41"><text:s text:c="5"/>“<text:span text:style-name="T151">You cannot do this doctor.” Susan said. “Molar will not permit it.”</text:span></text:p>
      <text:p text:style-name="P41"><text:s text:c="5"/><text:span text:style-name="T151">Doctor Long held up a hand. “Haven’t you heard? Molar is a myth. This will help you.” She said.</text:span></text:p>
      <text:p text:style-name="P41"><text:s text:c="5"/><text:span text:style-name="T151">Jones spoke up. “She is not a myth, you will suffer and burn because you said such.”</text:span></text:p>
      <text:p text:style-name="P41"><text:s text:c="5"/>“<text:span text:style-name="T151">Lay them down on the beds.” Doctor Long said.</text:span></text:p>
      <text:p text:style-name="P41"><text:s text:c="5"/><text:span text:style-name="T151">Twenty minutes later, the procedure was complete. Both Jones and Susan had lost their memories a second time.</text:span></text:p>
      <text:p text:style-name="P41"><text:s text:c="5"/>“<text:span text:style-name="T151">Where am I?” Susan asked. “Who am I?” She clarified.</text:span></text:p>
      <text:p text:style-name="P41"><text:s text:c="5"/><text:span text:style-name="T151">It was time for Doctor Long to implement the cover story. </text:span>“<text:span text:style-name="T151">You two were in a training accident.” Doctor Long said. “You’re in the Medical Bay. </text:span><text:span text:style-name="T152">I’m sorry but from the looks of it, you both have amnesia.</text:span><text:span text:style-name="T151">”</text:span></text:p>
      <text:p text:style-name="P41"><text:s text:c="5"/><text:span text:style-name="T152">Susan and Jones looked at each other. </text:span><text:span text:style-name="T153">Amnesia? How was that possible? They wondered. Surly there must have been some kind of mistake?</text:span></text:p>
      <text:p text:style-name="P41"><text:s text:c="5"/><text:span text:style-name="T153">As if reading their minds, Doctor Long shook her head. “No mistake was made. I’m afraid. You two probably won’t regain your memories. </text:span><text:span text:style-name="T154">I’m sorry.</text:span><text:span text:style-name="T153">”</text:span></text:p>
      <text:p text:style-name="P41"><text:s text:c="5"/>“<text:span text:style-name="T155">What will you do with us?” Jones asked.</text:span></text:p>
      <text:p text:style-name="P41"><text:s text:c="5"/>“<text:span text:style-name="T155">Well we can retrain you and put you back in the field.” Doctor Long said.</text:span></text:p>
      <text:p text:style-name="P41"><text:soft-page-break/><text:s text:c="5"/>“<text:span text:style-name="T155">The field.” Susan said. “What’s that, are we at war?”</text:span></text:p>
      <text:p text:style-name="P41"><text:s text:c="5"/><text:span text:style-name="T155">Doctor Long nodded. “In a manner of speaking <text:s/>yes. But all of those questions will be answered in due time by the commander.”</text:span></text:p>
      <text:p text:style-name="P41"><text:s text:c="5"/>“<text:span text:style-name="T155">I see.” Susan said. “Can I get something to wear besides this hospital gown?”</text:span></text:p>
      <text:p text:style-name="P41"><text:s text:c="5"/>“<text:span text:style-name="T155">Of course.” Doctor Long said and she went to fetch some clothes.</text:span></text:p>
      <text:p text:style-name="P41"><text:s text:c="5"/><text:span text:style-name="T155">Alice walked into the Medical Bay. Smiling at Susan she walked up to her. “They told me you wouldn’t be up for company, but I thought you could use a friendly face.” She said.</text:span></text:p>
      <text:p text:style-name="P41"><text:s text:c="5"/>“<text:span text:style-name="T155">Do I know you?” Susan asked.</text:span></text:p>
      <text:p text:style-name="P41"><text:s text:c="5"/><text:span text:style-name="T155">Alice nodded. “Yes, we’re good friends.” She said.</text:span></text:p>
      <text:p text:style-name="P41"><text:s text:c="5"/>“<text:span text:style-name="T156">I see.” Susan said.</text:span></text:p>
      <text:p text:style-name="P41"><text:s text:c="5"/><text:span text:style-name="T156">Jones looked irritated. Amnesia? Amnesia. How on earth did they end up with amnesia? It made no sense to him.</text:span></text:p>
      <text:p text:style-name="P41"><text:s text:c="5"/><text:span text:style-name="T156">Taking her by the hand, Alice helped Susan get down from the bed. “Come on, let’s go home.” She said.</text:span></text:p>
      <text:p text:style-name="P41"><text:s text:c="5"/><text:span text:style-name="T156">Doctor Long returned with clothing. “Oh you’re here Alice. Good.” She said. Handing the clothing over to Susan she smiled. “Yes go home, get some rest.”</text:span></text:p>
      <text:p text:style-name="P41"><text:s text:c="5"/><text:span text:style-name="T156">Jones looked around the Medical Bay and frowned. He hated hospitals no matter what they were called.</text:span></text:p>
      <text:p text:style-name="P41"><text:s text:c="5"/><text:span text:style-name="T157">Getting dressed, Jones looked at himself in the mirror. Something wasn’t right. He thought. Something wasn’t right at all.</text:span></text:p>
      <text:p text:style-name="P41"><text:s text:c="5"/><text:span text:style-name="T157">Susan and Alice returned to their apartment.</text:span></text:p>
      <text:p text:style-name="P41"><text:soft-page-break/><text:s text:c="5"/><text:span text:style-name="T157">Walking into the apartment, Susan tried to remember any memories she had of this place. Nothing was coming to mind.</text:span></text:p>
      <text:p text:style-name="P41"><text:s text:c="5"/>“<text:span text:style-name="T157">I’m going to take a shower.” Alice said.</text:span></text:p>
      <text:p text:style-name="P41"><text:s text:c="5"/>“<text:span text:style-name="T157">Okay.” Susan said.</text:span></text:p>
      <text:p text:style-name="P41"><text:s text:c="5"/><text:span text:style-name="T157">Alice proceeded to the bathroom.</text:span></text:p>
      <text:p text:style-name="P41"><text:s text:c="5"/><text:span text:style-name="T158">Once inside, Alice sat on the floor. She began crying. Susan didn’t remember her at all. Everything they had built together was nothing now.</text:span></text:p>
      <text:p text:style-name="P41"><text:s text:c="5"/><text:span text:style-name="T159">Standing up and t</text:span><text:span text:style-name="T158">urning on the water, she stepped into the shower and began bathing.</text:span><text:span text:style-name="T158"><text:note text:id="ftn3" text:note-class="footnote"><text:note-citation>3</text:note-citation><text:note-body><text:p text:style-name="P42"><text:s text:c="5"/><text:span text:style-name="T159">Susan walked into the bathroom and stripped. Stepping into the shower with Alice, she looked at her. “I ha</text:span><text:span text:style-name="T160">d</text:span><text:span text:style-name="T159"> a feeling you needed comfort.” She said.</text:span></text:p><text:p text:style-name="P48"><text:s text:c="5"/>Susan kissed Alice on the lips. It was exactly what Alice needed.</text:p></text:note-body></text:note></text:span></text:p>
      <text:p text:style-name="P41"/>
      <text:p text:style-name="P44">* * *</text:p>
      <text:p text:style-name="P43"/>
      <text:p text:style-name="P43"><text:s text:c="5"/>Jones stepped off the elevator and into his apartment. He looked around. There were posters from various eras hanging around his apartment. <text:span text:style-name="T161">None of it looked familiar.</text:span></text:p>
      <text:p text:style-name="P43"><text:s text:c="5"/><text:span text:style-name="T162">Knock Knock Knock. Someone was at the door.</text:span></text:p>
      <text:p text:style-name="P43"><text:s text:c="5"/><text:span text:style-name="T162">Opening the door, Jones saw that Chief was at his door.</text:span></text:p>
      <text:p text:style-name="P43"><text:s text:c="5"/>“<text:span text:style-name="T162">Jones.” Chief said. “Good to see you’re up and about.”</text:span></text:p>
      <text:p text:style-name="P43"><text:s text:c="5"/><text:span text:style-name="T162">Jones nodded. “Yes sir.” He said. “I take it you’re the commander of this unit.”</text:span></text:p>
      <text:p text:style-name="P43"><text:s text:c="5"/><text:span text:style-name="T162">Chief laughed. “Oh we’re not military.” He said. “But yes people do call me sir or commander out of habit.”</text:span></text:p>
      <text:p text:style-name="P43"><text:s text:c="5"/>“<text:span text:style-name="T163">I see.” Jones said.</text:span></text:p>
      <text:p text:style-name="P43"><text:soft-page-break/><text:s text:c="5"/>“<text:span text:style-name="T163">I was just coming to check on you see how you’</text:span><text:span text:style-name="T164">re</text:span><text:span text:style-name="T163"> </text:span><text:span text:style-name="T164">getting</text:span><text:span text:style-name="T163"> settled.” Chief said.</text:span></text:p>
      <text:p text:style-name="P43"><text:s text:c="5"/>“<text:span text:style-name="T164">I can’t remember anything.” Jones said. “You could say I’m petrified.”</text:span></text:p>
      <text:p text:style-name="P43"><text:s text:c="5"/><text:span text:style-name="T165">Chief gestured to a chair. “Mind if I sit?”</text:span></text:p>
      <text:p text:style-name="P43"><text:s text:c="5"/>“<text:span text:style-name="T165">Of course sir, please go ahead.” Jones said.</text:span></text:p>
      <text:p text:style-name="P43"><text:s text:c="5"/><text:span text:style-name="T165">Sitting in the chair, Chief nodded. “I can understand your frustration.” He said. “I too have bouts of amnesia from my past that I can’t remember. It’s a hell of a thing to go through.”</text:span></text:p>
      <text:p text:style-name="P43"><text:s text:c="5"/>“<text:span text:style-name="T165">You can say that again.” Jones said.</text:span></text:p>
      <text:p text:style-name="P43"><text:s text:c="5"/><text:span text:style-name="T166">Chief nodded. “I hope you will be able to adjust to your new life as it were.” He said. “It’ll be a pain but you’ll be able to do it. I have faith in you.”</text:span></text:p>
      <text:p text:style-name="P43"/>
      <text:p text:style-name="P46">* * *</text:p>
      <text:p text:style-name="P45"/>
      <text:p text:style-name="P45"><text:s text:c="5"/>Russ sat at Victoria’s main computer console and frowned. Every command he entered was being denied. It was if he was locked out of the system. Who would lock him out though? Chief? Maybe. Victoria? Possibly, but he didn’t add that code to her base.</text:p>
      <text:p text:style-name="P45"><text:s text:c="5"/><text:span text:style-name="T167">Looking around, Russ wondered what motive Chief would have at locking him out of the system. If it had to do with the memory wipes, Russ wondered what locking him out of the system would accomplish.</text:span></text:p>
      <text:p text:style-name="P45"><text:s text:c="5"/><text:span text:style-name="T168">Chief walked up behind Russ and put a hand on his shoulder.” Son we need to have a talk.” Chief said.</text:span></text:p>
      <text:p text:style-name="P45"/>
      <text:p text:style-name="P47">Chapter Seventeen</text:p>
      <text:p text:style-name="P47"/>
      <text:p text:style-name="P47"><text:s text:c="5"/>In Chief’s office, Russ and Chief looked at each other across Chief’s desk.</text:p>
      <text:p text:style-name="P47"><text:soft-page-break/><text:s text:c="5"/>“<text:span text:style-name="T169">You locked me out.” Russ said. “Why?”</text:span></text:p>
      <text:p text:style-name="P47"><text:s text:c="5"/><text:span text:style-name="T169">Chief shrugged. “Will knowing why even help the situation? You’re locked out as of now. You can’t be trusted.”</text:span></text:p>
      <text:p text:style-name="P47"><text:s text:c="5"/><text:span text:style-name="T169">Russ scoffed at the thought. “I can’t be trusted? Chief you’ve known me for the entirety of this project for crying out loud! I’m the only person you can trust.”</text:span></text:p>
      <text:p text:style-name="P47"><text:s text:c="5"/><text:span text:style-name="T170">Chief shook his head. “No you can’t be trusted. Because I say so. You’re relieved of duty.”</text:span></text:p>
      <text:p text:style-name="P47"><text:s text:c="5"/><text:span text:style-name="T170">Russ shook his head. “What do you mean I’m relieved of duty? You yourself said that this isn’t a military operation. You can’t relieve me of anything.”</text:span></text:p>
      <text:p text:style-name="P47"><text:s text:c="5"/><text:span text:style-name="T170">Chief nodded. “You bet your ass I can and I am. Maybe that’s where we went wrong. Maybe we should have turned this project over to the government all along. What I’m saying is you’re out, go to your apartment.”</text:span></text:p>
      <text:p text:style-name="P47"><text:s text:c="5"/><text:span text:style-name="T170">Russ frowned. “I thought I knew you Chief.” He said. “I thought you were someone I could trust with my life. But now I can see you’re showing your true colors.” He stormed out of the room.</text:span></text:p>
      <text:p text:style-name="P47"><text:s text:c="5"/><text:span text:style-name="T170">Chief looked at Victoria. “Alright you win Victoria.” He said. “Russ has been taken out of the game, what now?”</text:span></text:p>
      <text:p text:style-name="P47"/>
      <text:p text:style-name="P50">* * *</text:p>
      <text:p text:style-name="P49"/>
      <text:p text:style-name="P49"><text:s text:c="5"/>Alice looked at Susan. <text:span text:style-name="T171">The two were laying in bed cuddling. “Do you feel bad about losing your memories?”</text:span></text:p>
      <text:p text:style-name="P49"><text:s text:c="5"/><text:span text:style-name="T171">Susan laughed. What kind of question was that? Of course she felt bad. “Yes.” Susan said. “I feel terrible, I don’t know anything about us, about my life or anything. I feel </text:span><text:span text:style-name="T174">miserable</text:span><text:span text:style-name="T171">.”</text:span></text:p>
      <text:p text:style-name="P49"><text:soft-page-break/><text:s text:c="5"/><text:span text:style-name="T171">Alice nodded. “I see.” She said. “</text:span><text:span text:style-name="T172">I can’t blame you for feeling that way.”</text:span></text:p>
      <text:p text:style-name="P49"><text:s text:c="5"/><text:span text:style-name="T172">Susan looked at Alice expecting some kind of answer for the question she had asked. But didn’t find one.</text:span></text:p>
      <text:p text:style-name="P49"><text:s text:c="5"/><text:span text:style-name="T172">There was a knock at the door. Saved by the bell so to speak.</text:span></text:p>
      <text:p text:style-name="P49"><text:s text:c="5"/><text:span text:style-name="T172">Alice got up and put a robe on. Answering the door she was met by Russ.</text:span></text:p>
      <text:p text:style-name="P49"><text:s text:c="5"/>“<text:span text:style-name="T172">That bastard.” Russ said.</text:span></text:p>
      <text:p text:style-name="P49"><text:s text:c="5"/><text:span text:style-name="T172">Alice invited Russ in. “Please have a seat.” She said. </text:span><text:span text:style-name="T173">Russ sat down in a chair across the room. “Who’s the bastard now?”</text:span></text:p>
      <text:p text:style-name="P49"><text:s text:c="5"/>“<text:span text:style-name="T173">Chief.” Russ said. “He took me off duty.”</text:span></text:p>
      <text:p text:style-name="P49"><text:s text:c="5"/><text:span text:style-name="T173">Alice’s mouth dropped open. “I thought he couldn’t do that. He can’t do that right?”</text:span></text:p>
      <text:p text:style-name="P49"><text:s text:c="5"/><text:span text:style-name="T173">Russ shrugged his shoulders. “I don’t know. I thought he couldn’t. But he did. </text:span><text:span text:style-name="T174">In all my years working with Chief, I haven’t been taken off assignment. Not until now.”</text:span></text:p>
      <text:p text:style-name="P49"><text:s text:c="5"/><text:span text:style-name="T174">Alice sat down on the edge of the bed confused. “He didn’t give you an explanation?”</text:span></text:p>
      <text:p text:style-name="P49"><text:s text:c="5"/><text:span text:style-name="T174">Russ shook his head. “Nope.”</text:span></text:p>
      <text:p text:style-name="P49"><text:s text:c="5"/>“<text:span text:style-name="T175">Maybe if I go and talk to him.” Alice said. “Maybe he’ll listen to me.”</text:span></text:p>
      <text:p text:style-name="P49"><text:s text:c="5"/><text:span text:style-name="T175">Russ shook his head. “I doubt it.” He said. “The only thing he listens to is Victoria now a days.”</text:span></text:p>
      <text:p text:style-name="P49"><text:s text:c="5"/>“<text:span text:style-name="T175">Excuse me but who’s Victoria?” Susan asked.</text:span></text:p>
      <text:p text:style-name="P49"><text:s text:c="5"/>“<text:span text:style-name="T175">Oh I’m sorry I didn’t know you had company.” Russ said standing up. I’ll be going now.” He exited the apartment and made his way back down to his own quarters.</text:span></text:p>
      <text:p text:style-name="P49"><text:s text:c="5"/>“<text:span text:style-name="T175">Who’s Victoria?” Susan asked.</text:span></text:p>
      <text:p text:style-name="P49"/>
      <text:p text:style-name="P52">* * *</text:p>
      <text:p text:style-name="P51"><text:soft-page-break/></text:p>
      <text:p text:style-name="P51"><text:s text:c="5"/>Doctor Long sat in her office reading over the medical charts of Jones and Susan. Her latest procedure had gone off without a hitch. At least she’d like to <text:span text:style-name="T176">believe</text:span> so.</text:p>
      <text:p text:style-name="P51"><text:s text:c="5"/>“<text:span text:style-name="T177">What did you do to me doc.” Jones said as he walked into her office. “I’ve obviously had a life here. What did you do to me?”</text:span></text:p>
      <text:p text:style-name="P51"><text:s text:c="5"/><text:span text:style-name="T177">Doctor Long shook her head. “Nothing Jones, Nothing. I didn’t do anything. You were on a mission and you hit your head bad.”</text:span></text:p>
      <text:p text:style-name="P51"><text:s text:c="5"/><text:span text:style-name="T177">Jones shook his head. “I don’t believe it doc. Not a single word. What did you do to me. To us?” He stared at Doctor Long waiting for an answer.</text:span></text:p>
      <text:p text:style-name="P51"><text:s text:c="5"/><text:span text:style-name="T177">Doctor Long shrugged. “You’ll have to ask the old man that question.” She said. “I’m under strict orders not to tell you anything. I’m sorry.”</text:span></text:p>
      <text:p text:style-name="P51"><text:s text:c="5"/><text:span text:style-name="T177">Jones scoffed at her. “Of course you’re sorry. What is that supposed to do for me exactly?” He sat down in a chair across from her. “I’ve lost all of my memories doc and you have the gall to say you’re sorry?!”</text:span></text:p>
      <text:p text:style-name="P51"><text:s text:c="5"/><text:span text:style-name="T177">Doctor Long nodded her head. “Yes that’s all I can say is I’m sorry.” She said.</text:span></text:p>
      <text:p text:style-name="P51"><text:s text:c="5"/>“<text:span text:style-name="T177">So you did do something.” Jones said.</text:span></text:p>
      <text:p text:style-name="P51"><text:s text:c="5"/>“<text:span text:style-name="T177">Like I said take it up with the old man.” Doctor Long pushed. “He’ll have all the answers for you.”</text:span></text:p>
      <text:p text:style-name="P51"><text:s text:c="5"/><text:span text:style-name="T178">Standing up, Jones turned and went out the entrance to the Medical Bay. He would do just that. Talk to the old man and maybe get some answers out of him. If he didn’t get answers well what was he supposed to do?</text:span></text:p>
      <text:p text:style-name="P51"/>
      <text:p text:style-name="P54">* * *</text:p>
      <text:p text:style-name="P53"/>
      <text:p text:style-name="P53"><text:soft-page-break/><text:s text:c="5"/>Chief sat in his office. He was going over Victoria’s schematics when there was a knock at his door.</text:p>
      <text:p text:style-name="P53"><text:s text:c="5"/>“Come in.” Chief said.</text:p>
      <text:p text:style-name="P53"><text:s text:c="5"/>“What did you do to me?” Jones said.</text:p>
      <text:p text:style-name="P53"><text:s text:c="5"/>“Jones, please have a seat.” Chief said.</text:p>
      <text:p text:style-name="P53"><text:s text:c="5"/>Jones walked in and sat down across the desk from Chief. “What did you do to me?” He asked again.</text:p>
      <text:p text:style-name="P53"><text:s text:c="5"/>Chief shook his head. “Nothing. Care for a drink?”</text:p>
      <text:p text:style-name="P53"><text:s text:c="5"/>Jones sighed. “You know what I mean. What did you order Doctor Long to do to me? Did you make her erase my memories?”</text:p>
      <text:p text:style-name="P53"><text:s text:c="5"/>Chief shook his head again. “No, why would I do that?”</text:p>
      <text:p text:style-name="P53"><text:s text:c="5"/>Jones produced a piece of paper. He slid it across the desk at Chief. “I found this in my apartment.” He said. “It clearly indicates that you did something to my memories and I want to know why.”</text:p>
      <text:p text:style-name="P53"><text:s text:c="5"/><text:span text:style-name="T179">Chief read the note. It was a quick chicken scratch of a note, but it was enough to cause someone to question what had happened to them.</text:span></text:p>
      <text:p text:style-name="P53"><text:s text:c="5"/><text:span text:style-name="T179">He sighed.</text:span></text:p>
      <text:p text:style-name="P53"><text:s text:c="5"/>“<text:span text:style-name="T179">Yes we erased your memories.” Chief said. “You were about to go rogue and we couldn’t afford that on our hands.”</text:span></text:p>
      <text:p text:style-name="P53"><text:s text:c="5"/>“<text:span text:style-name="T179">Rogue.” Jones said. “I was about to go rogue from what?”</text:span></text:p>
      <text:p text:style-name="P53"><text:s text:c="5"/>“<text:span text:style-name="T179">From what we do here.” Chief said.</text:span></text:p>
      <text:p text:style-name="P53"><text:s text:c="5"/>“<text:span text:style-name="T179">And that is what exactly?” Jones asked.</text:span></text:p>
      <text:p text:style-name="P53"><text:s text:c="5"/><text:span text:style-name="T179">Chief shook his head. “I’m not at liberty to say.”</text:span></text:p>
      <text:p text:style-name="P53"><text:s text:c="5"/>“<text:span text:style-name="T180">So you’d rather lie to me.” Jones said. “Lie to me and hide the truth from me.”</text:span></text:p>
      <text:p text:style-name="P53"><text:s text:c="5"/><text:span text:style-name="T180">Chief lit a cigar. “Something like that.” He said taking a puff and blowing the smoke in a ring. “</text:span><text:span text:style-name="T181">it’s for your own safety.”</text:span></text:p>
      <text:p text:style-name="P53"><text:soft-page-break/><text:s text:c="5"/><text:span text:style-name="T181">Jones shook his head. His safety wasn’t at stake here. It was something bigger and worse than he could ever imagine.</text:span></text:p>
      <text:p text:style-name="P53"><text:s text:c="5"/><text:span text:style-name="T182">Standing up, Jones shook his head. “Whatever old man.” He said. “Whatever you did and why you erased my memories, I’ll figure it all out. I’ll sort things out.” He said as he stormed out of Chief’s office.</text:span></text:p>
      <text:p text:style-name="P53"/>
      <text:p text:style-name="P55">Chapter Eighteen</text:p>
      <text:p text:style-name="P55"/>
      <text:p text:style-name="P55"><text:s text:c="5"/><text:span text:style-name="T183">Jones sat in the cafeteria across from Susan. “They did something to our minds you know.” Jones said.</text:span></text:p>
      <text:p text:style-name="P55"><text:s text:c="5"/><text:span text:style-name="T183">Susan wiped her mouth with a napkin. “I’m sorry they did what to our minds?”</text:span></text:p>
      <text:p text:style-name="P55"><text:s text:c="5"/><text:span text:style-name="T183">Jones nodded. “Yeah, they erased our memories. Something the doc conjured up.” He said. “Chief was in on it too.”</text:span></text:p>
      <text:p text:style-name="P55"><text:s text:c="5"/><text:span text:style-name="T183">Susan shook her head. “No I don’t believe it. Alice would have told me if Chief had done something.”</text:span></text:p>
      <text:p text:style-name="P55"><text:s text:c="5"/><text:span text:style-name="T183">Jones nodded. “You’d like to think so wouldn’t you. Bet she’s in on it too. Do you even know what it is they do here?”</text:span></text:p>
      <text:p text:style-name="P55"><text:s text:c="5"/><text:span text:style-name="T183">Susan shook her head. “No, I don’t.” She said. “All I know is what I’ve been told. That we’re in a fallout shelter due to some nuclear holocaust.”</text:span></text:p>
      <text:p text:style-name="P55"><text:s text:c="5"/>“<text:span text:style-name="T183">Is that what Alice told you?” Jones asked. “Wow, they must be more desperate than I thought.”</text:span></text:p>
      <text:p text:style-name="P55"><text:s text:c="5"/>“<text:span text:style-name="T183">Mind if I join you?” Russ asked.</text:span></text:p>
      <text:p text:style-name="P55"><text:s text:c="5"/>“<text:span text:style-name="T183">Not at all.” Jones said. “We were just talking about what Chief did to our memories.”</text:span></text:p>
      <text:p text:style-name="P55"><text:s text:c="5"/><text:span text:style-name="T183">Russ nodded. “I see.” He said sitting down and taking a bite of his pie. “Mmm good pie.”</text:span></text:p>
      <text:p text:style-name="P55"><text:s text:c="5"/>“<text:span text:style-name="T183">Do you know what happened to our memories?” Jones asked.</text:span></text:p>
      <text:p text:style-name="P55"><text:soft-page-break/><text:s text:c="5"/><text:span text:style-name="T183">Russ shook his head yes. “Yeah I do.” He said. “No I shouldn’t talk about it.” He added quickly. “Chief would have my head.”</text:span></text:p>
      <text:p text:style-name="P55"><text:s text:c="5"/><text:span text:style-name="T183">Susan smiled. “But you do know something.” She said. “Why did they erase our memories?”</text:span></text:p>
      <text:p text:style-name="P55"><text:s text:c="5"/><text:span text:style-name="T184">Russ shook his head. “I can’t tell you.” He said. “I only know you two were at risk of danger to yourselves and erasing your memories was the only way to eliminate that danger.”</text:span></text:p>
      <text:p text:style-name="P55"><text:s text:c="5"/>“<text:span text:style-name="T184">Danger to ourselves.” Susan echoed. “But you don’t know what kind of danger we were under?”</text:span></text:p>
      <text:p text:style-name="P55"><text:s text:c="5"/>“<text:span text:style-name="T184">No I don’t.” Russ said. “I’m not on Chief’s hot list at the moment, so I’d prefer not to be included in any plans you two are making against him.”</text:span></text:p>
      <text:p text:style-name="P55"><text:s text:c="5"/><text:span text:style-name="T184">Jones laughed. “We’re not making any plans against Chief.” He said. “We just want our memories back.”</text:span></text:p>
      <text:p text:style-name="P55"><text:s text:c="5"/><text:span text:style-name="T184">Russ nodded. “You deserve them.” He said. “Just not the dangerous parts that could destroy your minds.”</text:span></text:p>
      <text:p text:style-name="P55"><text:s text:c="5"/>“<text:span text:style-name="T184">Destroy our minds?” Jones asked. “Are you serious?” Looking to Susan he asked “Is he serious?”</text:span></text:p>
      <text:p text:style-name="P55"><text:s text:c="5"/><text:span text:style-name="T184">Susan shrugged. “I can’t tell if he’s serious or not.” She said.</text:span></text:p>
      <text:p text:style-name="P55"><text:s text:c="5"/><text:span text:style-name="T184">Russ nodded. “Oh I’m very serious.” He said. </text:span><text:span text:style-name="T185">Taking another bite of his pie, he gestured to it. “Have you two tried the pie? It’s delicious!”</text:span></text:p>
      <text:p text:style-name="P55"><text:s text:c="5"/><text:span text:style-name="T185">Susan stood from the table. “I’ve gotta go.” She said. “If Alice knows more information than she’s letting on, I have to find out.”</text:span></text:p>
      <text:p text:style-name="P55"><text:s text:c="5"/>“<text:span text:style-name="T185">I’ll go with you.” Jones said.</text:span></text:p>
      <text:p text:style-name="P55"><text:s text:c="5"/><text:span text:style-name="T185">Russ licked his fork. “Maybe that was a bad idea to tell them anything. Oh well, I’m sure it would have come out eventually.”</text:span></text:p>
      <text:p text:style-name="P55"><text:s text:c="5"/><text:span text:style-name="T185">He finished his pie.</text:span></text:p>
      <text:p text:style-name="P55"><text:soft-page-break/></text:p>
      <text:p text:style-name="P57">* * *</text:p>
      <text:p text:style-name="P56"/>
      <text:p text:style-name="P56"><text:s text:c="5"/>Jones and Susan made it back to Susan’s apartment. Letting them in, Susan looked for Alice. She couldn’t find her anywhere. “What the hell? I left her here this morning, where on Earth could she be?”</text:p>
      <text:p text:style-name="P56"/>
      <text:p text:style-name="P57">* * *</text:p>
      <text:p text:style-name="P56"/>
      <text:p text:style-name="P56"><text:s text:c="5"/>Alice walked up to the 34<text:span text:style-name="T93">th</text:span> Street Mission. Walking inside she looked at the nun behind the main desk. “Excuse me” Alice said “I understand you have a soup that makes people remember things?”</text:p>
      <text:p text:style-name="P56"><text:s text:c="5"/>The nun looked at Alice and nodded. “Yes we do have the means to reverse amnesia. Why are you sick?”</text:p>
      <text:p text:style-name="P56"><text:s text:c="5"/>Alice shook her head. “No ma’am.” She said. “Someone I know has amnesia and I want her to regain all of her memories. If that’s possible.”</text:p>
      <text:p text:style-name="P56"><text:s text:c="5"/>The woman nodded. “Of course that’s possible my child. Bring her here and we will take care of her.”</text:p>
      <text:p text:style-name="P56"><text:s text:c="5"/>Alice hesitated. “I’m not sure I can bring her here.” She said. “Can’t you just bring me the soup and I’ll take it to her?”</text:p>
      <text:p text:style-name="P56"><text:s text:c="5"/>The nun shook her head. “I’m sorry child, we cannot do that.”</text:p>
      <text:p text:style-name="P56"><text:s text:c="5"/>“<text:span text:style-name="T186">I see.” Alice said. “Okay thank you. I’ll be going now.”</text:span></text:p>
      <text:p text:style-name="P56"><text:s text:c="5"/><text:span text:style-name="T186">The nun held up a hand. “Hold on child. How did you know about the soup?”</text:span></text:p>
      <text:p text:style-name="P56"><text:s text:c="5"/><text:span text:style-name="T186">Alice smiled. “Oh that, a friend told me about it.” She said.</text:span></text:p>
      <text:p text:style-name="P56"><text:soft-page-break/><text:s text:c="5"/>“<text:span text:style-name="T186">I see.” Said the nun. “Well thank you for coming by, but we do not sell or give away the soup. It’s a potion of sorts that you simply cannot have.”</text:span></text:p>
      <text:p text:style-name="P56"><text:s text:c="5"/><text:span text:style-name="T186">Walking out of the mission, Alice activated her time watch and disappeared.</text:span></text:p>
      <text:p text:style-name="P56"><text:s text:c="5"/><text:span text:style-name="T186">Re entering her own time, Alice was met by Chief.</text:span></text:p>
      <text:p text:style-name="P56"><text:s text:c="5"/>“<text:span text:style-name="T186">Where were you just now?” Chief asked. “I don’t see you on the schedule to travel into the past.”</text:span></text:p>
      <text:p text:style-name="P56"><text:s text:c="5"/><text:span text:style-name="T186">Alice froze. She knew she forgot to clear something with Chief. “Uh, I was just visiting the past boss. Nothing big. Just a personal event that I wanted to see from a different angle.”</text:span></text:p>
      <text:p text:style-name="P56"><text:s text:c="5"/>“<text:span text:style-name="T186">I see.” Chief said. “Well we don’t allow personal visits to the past remember? You’re off duty for the time being. Return to your apartment.”</text:span></text:p>
      <text:p text:style-name="P56"><text:s text:c="5"/><text:span text:style-name="T186">Alice nodded. “Aye sir.”</text:span></text:p>
      <text:p text:style-name="P56"/>
      <text:p text:style-name="P58">Chapter Nineteen</text:p>
      <text:p text:style-name="P58"/>
      <text:p text:style-name="P58"><text:s text:c="5"/><text:span text:style-name="T187">Alice entered her apartment. Jones and Susan were waiting for her. “Hey guys what’s up?” Alice asked them.</text:span></text:p>
      <text:p text:style-name="P58"><text:s text:c="5"/><text:span text:style-name="T187">Jones was seated on a chair at the table, Susan was seated next to him.</text:span></text:p>
      <text:p text:style-name="P58"><text:s text:c="5"/>“<text:span text:style-name="T187">Why did they take our memories?” Jones asked. “Please give us straight answers and stop lying about it all.”</text:span></text:p>
      <text:p text:style-name="P58"><text:s text:c="5"/><text:span text:style-name="T187">Alice sat down across from Susan and smiled. “I suppose you deserve to know the truth.” She said. “Your memories were wiped because you were both going crazy about some chick named Molar. The destroyer of worlds. You were on some kind of religious hype about it all and were in danger of hurting yourselves.”</text:span></text:p>
      <text:p text:style-name="P58"><text:soft-page-break/><text:s text:c="5"/><text:span text:style-name="T187">Jones and Susan looked at each other. They had never heard of Molar before today. It was a weird story for Alice to tell, but if she was telling the truth then there it was clear as day.</text:span></text:p>
      <text:p text:style-name="P58"><text:s text:c="5"/>“<text:span text:style-name="T187">We tried to talk you both out of believing in Molar, but neither of you would budge.” Alice said. “So we wiped your memories.”</text:span></text:p>
      <text:p text:style-name="P58"><text:s text:c="5"/>“<text:span text:style-name="T187">And this place?” Susan asked. “It’s not a fallout shelter for a nuclear holocaust is it.”</text:span></text:p>
      <text:p text:style-name="P58"><text:s text:c="5"/><text:span text:style-name="T187">Alice shook her head. “No it’s not. It’s a time travel facility where both of you had been time agents. Quite good ones if you ask me. </text:span><text:span text:style-name="T188">But you were both rogue and there rose another reason to erase your minds.</text:span><text:span text:style-name="T187">”</text:span></text:p>
      <text:p text:style-name="P58"><text:s text:c="5"/><text:span text:style-name="T188">Susan ran her fingers through her hair. “I can’t believe you let them do that to us.” She said.</text:span></text:p>
      <text:p text:style-name="P58"><text:s text:c="5"/><text:span text:style-name="T188">Alice shook her head. “I had my orders. So did the doctor.” She said.</text:span></text:p>
      <text:p text:style-name="P58"><text:s text:c="5"/>“<text:span text:style-name="T189">So the doctor performed the surgery.” Jones said.</text:span></text:p>
      <text:p text:style-name="P58"><text:s text:c="5"/><text:span text:style-name="T189">Alice nodded. “Yeah she was fully aware of what happened. If you want to know more about your past, you might want to check in with Pete down in the cell block. He knows a lot about the two of you.”</text:span></text:p>
      <text:p text:style-name="P58"><text:s text:c="5"/><text:span text:style-name="T189">Alice stood up and walked over to the bed. “If you’ll excuse me I’ve had a rather busy day, I think I’m going to go and take a nap.” She said.</text:span></text:p>
      <text:p text:style-name="P58"/>
      <text:p text:style-name="P60">* * *</text:p>
      <text:p text:style-name="P59"/>
      <text:p text:style-name="P59"><text:s text:c="5"/>Jones and Susan exited the cell block. They had just spent three hours with the man known as Pete who talked about their lives as if he had lived it himself.</text:p>
      <text:p text:style-name="P59"><text:s text:c="5"/>“That was enlightening.” Jones said.</text:p>
      <text:p text:style-name="P59"><text:s text:c="5"/>“Scary is more like it.” Susan replied.</text:p>
      <text:p text:style-name="P59"><text:soft-page-break/><text:s text:c="5"/>They continued walking. Turning a corner they ran into Chief.</text:p>
      <text:p text:style-name="P59"><text:s text:c="5"/>“Oh boy.” Jones said under his breath.</text:p>
      <text:p text:style-name="P59"><text:s text:c="5"/>Chief looked at the pair. “Both of you come with me.” He said.</text:p>
      <text:p text:style-name="P59"><text:s text:c="5"/>He led them up to his office where he would speak with them in confidence.</text:p>
      <text:p text:style-name="P59"><text:s text:c="5"/>“I see you’ve been around. Talking to Pete, getting answers from Alice.” Chief said. “Now that you know the truth, what is it you want from me?”</text:p>
      <text:p text:style-name="P59"><text:s text:c="5"/>“<text:span text:style-name="T190">We just want our memories back.” Susan said. “Nothing more nothing less.”</text:span></text:p>
      <text:p text:style-name="P59"><text:s text:c="5"/><text:span text:style-name="T190">Chief shook his head. “I’m sorry but that’s out of the question. I don’t know how to even get your memories back to you.” He said. “The doctor doesn’t keep them on record or on file so going to her is out of the question.”</text:span></text:p>
      <text:p text:style-name="P59"><text:s text:c="5"/>“<text:span text:style-name="T190">I see.” Jones said. “Then what are you going to do with us?”</text:span></text:p>
      <text:p text:style-name="P59"><text:s text:c="5"/><text:span text:style-name="T190">Chief shrugged. “I’m not sure exactly.” He said. “I’d like to think that you’ll be fine without your memories. That you’ll do better off. But that’s just a thought.” He said.</text:span></text:p>
      <text:p text:style-name="P59"><text:s text:c="5"/><text:span text:style-name="T190">Chief leaned back in his chair resting his feet on the desk. “If I knew what to do with you I would have done it already.” He said.</text:span></text:p>
      <text:p text:style-name="P59"><text:s text:c="5"/>“<text:span text:style-name="T190">Incoming traveler.” Victoria announced.</text:span></text:p>
      <text:p text:style-name="P59"><text:s text:c="5"/>“<text:span text:style-name="T190">If you’ll excuse me, I have someone to reprimand.” Chief said standing up and exiting his office.</text:span></text:p>
      <text:p text:style-name="P59"><text:s text:c="5"/><text:span text:style-name="T190">A woman exited the vortex and watched as Chief came down the steps to talk with her.</text:span></text:p>
      <text:p text:style-name="P59"><text:s text:c="5"/>“<text:span text:style-name="T190">Sharon what on Earth are you doing? Didn’t you hear that there are no time travel events scheduled for the time being?!”</text:span></text:p>
      <text:p text:style-name="P59"><text:soft-page-break/><text:s text:c="5"/><text:span text:style-name="T190">Sharon took her time watch off and laid it on a desk. “Sorry Chief, I thought I told you about it. I was studying the ancient pyramids.”</text:span></text:p>
      <text:p text:style-name="P59"><text:s text:c="5"/><text:span text:style-name="T190">Chief shook his head. “No, there’s no record of such a departure. If there had been, I would have known about it!”</text:span></text:p>
      <text:p text:style-name="P59"><text:s text:c="5"/><text:span text:style-name="T190">Sharon shrugged. “Sorry Chief. I understand what you mean though, no time travel departures. Got it.”</text:span></text:p>
      <text:p text:style-name="P59"><text:s text:c="5"/>“<text:span text:style-name="T190">Don’t make me lock you up in the cell block.” Chief said. “You know I’ll do it.”</text:span></text:p>
      <text:p text:style-name="P59"/>
      <text:p text:style-name="P62">* * *</text:p>
      <text:p text:style-name="P61"/>
      <text:p text:style-name="P61"><text:s text:c="5"/>Russ sat in his apartment under house arrest. He had been told by a guard that he was not allowed to leave his apartment under any circumstance. Russ was annoyed by the fact that Chief had him being watched.</text:p>
      <text:p text:style-name="P61"><text:s text:c="5"/>Listening to a record, Russ tried to calm his mind. He wanted nothing more to do with this place. He wanted out.</text:p>
      <text:p text:style-name="P61"><text:s text:c="5"/>But what would that accomplish? He wondered. It wouldn’t do anything for him. Russ knew he couldn’t do anything about it.</text:p>
      <text:p text:style-name="P61"><text:s text:c="5"/>Then the thought came to him. The last time Susan went back in time to the mission it changed the timeline. Something that she had done caused everything to change. He wondered if getting her back into the past would change things again. Russ bet it would. He had to find a way to get Susan back into the past and see what changes would happen.</text:p>
      <text:p text:style-name="P61"><text:s text:c="5"/><text:span text:style-name="T191">Resting his head on his pillow, Russ thought about how he would go about getting Susan back into the past. There had to be a way to do it. He just needed to figure that out.</text:span></text:p>
      <text:p text:style-name="P61"><text:soft-page-break/><text:s text:c="5"/><text:span text:style-name="T191">Looking at the ceiling, the record stopped playing. Russ flipped it over and began playing the other side. The B sides of the record were always better in his opinion.</text:span></text:p>
      <text:p text:style-name="P61"><text:s text:c="5"/><text:span text:style-name="T191">As the record played, Russ figured out a game plan for getting Susan back into the past. It would be risky, but he knew he could do it.</text:span></text:p>
      <text:p text:style-name="P61"/>
      <text:p text:style-name="P63">Chapter Twenty</text:p>
      <text:p text:style-name="P63"/>
      <text:p text:style-name="P63"><text:s text:c="5"/><text:span text:style-name="T192">Sharon paced around the debarkation room. She was wondering what the hell was going on. What kind of time travel organization didn’t time travel?</text:span></text:p>
      <text:p text:style-name="P63"><text:s text:c="5"/>“<text:span text:style-name="T192">I know what you’re thinking.” Chief said as he walked down the stairs into the debarkation room. “I don’t blame you for thinking that.”</text:span></text:p>
      <text:p text:style-name="P63"><text:s text:c="5"/><text:span text:style-name="T192">Sharon shook her head. “No sir, I was just wondering when we’d be allowed to time travel again.”</text:span></text:p>
      <text:p text:style-name="P63"><text:s text:c="5"/><text:span text:style-name="T192">Chief nodded. She was lying he knew it, but what could he do? “When we get Victoria reprogrammed, that’s when we’ll travel again.” He said. “I promise.”</text:span></text:p>
      <text:p text:style-name="P63"><text:s text:c="5"/>“<text:span text:style-name="T193">Reprogrammed?” Sharon asked. “Why do you need to reprogram Victoria?”</text:span></text:p>
      <text:p text:style-name="P63"><text:s text:c="5"/>“<text:span text:style-name="T193">Oh that’s nothing you need to worry yourself about.” Chief said. “</text:span><text:span text:style-name="T194">Why don’t you get some rest, relax a little.”</text:span></text:p>
      <text:p text:style-name="P63"><text:s text:c="5"/><text:span text:style-name="T194">Sharon nodded. “Aye Chief.” She said. </text:span><text:span text:style-name="T195">She exited the debarkation room.</text:span></text:p>
      <text:p text:style-name="P63"><text:s text:c="5"/><text:span text:style-name="T195">Chief walked over to Victoria’s console and continued programming her. “Come on baby,” He said. “Show me what you’ve got.”</text:span></text:p>
      <text:p text:style-name="P63"><text:s text:c="5"/><text:span text:style-name="T195">Victoria booted to life. “Working. Hello Chief.” She said. “Ready to accept input.”</text:span></text:p>
      <text:p text:style-name="P63"><text:s text:c="5"/><text:span text:style-name="T195">Chief smiled. “Good to see you too.” He said.</text:span></text:p>
      <text:p text:style-name="P63"><text:soft-page-break/><text:s text:c="5"/><text:span text:style-name="T196">Victoria made beeping noises. “Waiting input.”</text:span></text:p>
      <text:p text:style-name="P63"><text:s text:c="5"/><text:span text:style-name="T196">Chief typed in a few commands. “Victoria calculate the odds of changing the timeline so Russ isn’t involved in this project to begin with.”</text:span></text:p>
      <text:p text:style-name="P63"><text:s text:c="5"/>“<text:span text:style-name="T196">Working.” Victoria said. “Odds calculated at one thousand to one.”</text:span></text:p>
      <text:p text:style-name="P63"><text:s text:c="5"/><text:span text:style-name="T196">Chief nodded. “Not bad, I’ll take them.” He said.</text:span></text:p>
      <text:p text:style-name="P63"><text:s text:c="5"/><text:span text:style-name="T197">Grabbing a time watch, Chief activated it and vanished in a vortex.</text:span></text:p>
      <text:p text:style-name="P63"><text:s text:c="5"/><text:span text:style-name="T197">Re entering time, Chief looked around. It was 1963. He had made it.</text:span></text:p>
      <text:p text:style-name="P64"><text:s text:c="5"/>“<text:span text:style-name="T197">Woo!” Chief </text:span><text:span text:style-name="T198">yelled</text:span><text:span text:style-name="T197">. </text:span><text:span text:style-name="T198">He had never felt so alive.</text:span></text:p>
      <text:p text:style-name="P64"><text:span text:style-name="T197"><text:s text:c="5"/></text:span><text:span text:style-name="T198">Running down the street, Chief found the lecture hall Russ was about to be laughed out of. Pulling a gun from his pocket, he readied himself.</text:span></text:p>
      <text:p text:style-name="P65"><text:span text:style-name="T197"><text:s text:c="5"/></text:span><text:span text:style-name="T199">Russ came running out of the building. “You idiots!” Russ yelled. “You don’t know what you’re doing.”</text:span></text:p>
      <text:p text:style-name="P66"><text:span text:style-name="T197"><text:s text:c="5"/></text:span><text:span text:style-name="T199">Chief readied his gun and fired. It hit Russ square in the chest killing him. Chief ran away and hid around the corner. </text:span><text:span text:style-name="T200">No one could see him around the area of the murder.</text:span></text:p>
      <text:p text:style-name="P67"><text:span text:style-name="T197"><text:s text:c="5"/></text:span><text:span text:style-name="T200">Activating his time watch, Chief vanished back into his present.</text:span></text:p>
      <text:p text:style-name="P67"/>
      <text:p text:style-name="P70">* * *</text:p>
      <text:p text:style-name="P67"/>
      <text:p text:style-name="P67"><text:span text:style-name="T197"><text:s text:c="5"/></text:span><text:span text:style-name="T201">Chief re entered the present and was met by a security platoon.</text:span></text:p>
      <text:p text:style-name="P67"><text:s text:c="5"/>“<text:span text:style-name="T202">Hold it right there.” Sharon said. “Chief you’ll have to come with me.”</text:span></text:p>
      <text:p text:style-name="P67"><text:s text:c="5"/><text:span text:style-name="T202">Chief looked at Sharon puzzled. “What’s going on here Sharon? What are you doing?”</text:span></text:p>
      <text:p text:style-name="P67"><text:s text:c="5"/>“<text:span text:style-name="T203">You’re under arrest for crimes against time.” Sharon said. “We’re taking you to cell block.”</text:span></text:p>
      <text:p text:style-name="P67"><text:soft-page-break/><text:s text:c="5"/><text:span text:style-name="T203">Chief shook his head. “You’re taking me nowhere.” He said. “I’m in charge here.”</text:span></text:p>
      <text:p text:style-name="P67"><text:s text:c="5"/><text:span text:style-name="T203">Sharon laughed. “Not anymore.” She said. “</text:span><text:span text:style-name="T204">Take him away.”</text:span></text:p>
      <text:p text:style-name="P67"><text:s text:c="5"/><text:span text:style-name="T204">The guards took Chief away down to Cell Block.</text:span></text:p>
      <text:p text:style-name="P67"/>
      <text:p text:style-name="P69">* * *</text:p>
      <text:p text:style-name="P68"/>
      <text:p text:style-name="P68"><text:s text:c="5"/>Alice looked at Susan. “Chief came back last night. They arrested him.”</text:p>
      <text:p text:style-name="P68"><text:s text:c="5"/>“<text:span text:style-name="T205">What? Why?” Susan asked. “Chief is the reason I’m in this program. He drafted me so to speak.”</text:span></text:p>
      <text:p text:style-name="P68"><text:s text:c="5"/><text:span text:style-name="T205">Alice nodded. “A bunch of us owe our lives to him. They said he’s committed crimes against time of some sort.”</text:span></text:p>
      <text:p text:style-name="P68"><text:s text:c="5"/>“<text:span text:style-name="T206">I’m going to go see him.” Susan said.</text:span></text:p>
      <text:p text:style-name="P68"><text:s text:c="5"/><text:span text:style-name="T206">Alice hesitated. “I don’t think that’s a good idea Susan.” She said. “You should stay here. </text:span><text:span text:style-name="T207">I’ll go.</text:span><text:span text:style-name="T206">”</text:span></text:p>
      <text:p text:style-name="P68"/>
      <text:p text:style-name="P72">* * *</text:p>
      <text:p text:style-name="P71"/>
      <text:p text:style-name="P71"><text:s text:c="5"/><text:span text:style-name="T208">Down in the Cell Block Alice walked up to Chief’s cell. Chief was laying down on a cot.</text:span></text:p>
      <text:p text:style-name="P71"><text:s text:c="5"/>“<text:span text:style-name="T209">Chief what did you do?” Alice asked. “What did you do to the timeline?”</text:span></text:p>
      <text:p text:style-name="P71"><text:s text:c="5"/><text:span text:style-name="T209">Chief turned over onto his back and smiled. “I fixed things.” He said.</text:span></text:p>
      <text:p text:style-name="P71"><text:s text:c="5"/>“<text:span text:style-name="T210">Fixed things?” Alice asked. “You didn’t fix things. You made things worse for yourself.” She said.</text:span></text:p>
      <text:p text:style-name="P71"><text:s text:c="5"/><text:span text:style-name="T210">Chief continued to smile. “You don’t even know what changes I made. I made them for us Alice. Don’t you see that?”</text:span></text:p>
      <text:p text:style-name="P71"><text:s text:c="5"/><text:span text:style-name="T210">Alice shook her head. “No I don’t Chief, I don’t see how whatever you did fixed anything. I wish I knew what it was you did besides fixed things.”</text:span></text:p>
      <text:p text:style-name="P71"><text:soft-page-break/><text:s text:c="5"/><text:span text:style-name="T210">Chief laughed. “Oh you wouldn’t understand what I did or why I did it.” He said. “Someday I’ll tell you, but not now.”</text:span></text:p>
      <text:p text:style-name="P71"><text:s text:c="5"/><text:span text:style-name="T210">Alice continued to shake her head. “I can’t believe you Chief. You’ve changed.” </text:span><text:span text:style-name="T211">Turning around she headed out the door.</text:span></text:p>
      <text:p text:style-name="P71"><text:s text:c="5"/><text:span text:style-name="T211">Chief couldn’t believe what he was hearing. He killed Russ for a purpose. </text:span><text:span text:style-name="T212">A purpose known only to him, but for a purpose still the same.</text:span></text:p>
      <text:p text:style-name="P71"><text:s text:c="5"/><text:span text:style-name="T212">They didn’t understand any of it, Chief thought. They couldn’t. </text:span><text:span text:style-name="T213">Why would they understand anything he had done? They didn’t remember Russ at all. How would they know that he had changed time?</text:span></text:p>
      <text:p text:style-name="P71"><text:s text:c="4"/><text:span text:style-name="T214">It didn’t make sense.</text:span></text:p>
      <text:p text:style-name="P71"><text:s text:c="5"/><text:span text:style-name="T214">Sharon entered the Cell Block and walked right up to Chief’s cell. “Chief we need to talk.”</text:span></text:p>
      <text:p text:style-name="P71"><text:s text:c="5"/><text:span text:style-name="T215">Chief looked at Sharon. “What do you have to say?” He sat up on the cot and stared at her.</text:span></text:p>
      <text:p text:style-name="P71"><text:s text:c="5"/><text:span text:style-name="T216">Sharon stared back at Chief. “What exactly did you do in the past that has changed the future?”</text:span></text:p>
      <text:p text:style-name="P71"><text:s text:c="5"/><text:span text:style-name="T217">Chief looked at Sharon. “You mean you don’t know?” He laughed. “Oh this is gold. You arrested me because some damn computer system told you a change had been made didn’t you.”</text:span></text:p>
      <text:p text:style-name="P71"><text:s text:c="5"/><text:span text:style-name="T217">Sharon blushed. “Yes sir. I did. </text:span><text:span text:style-name="T218">You programmed Victoria a little too well boss.”</text:span></text:p>
      <text:p text:style-name="P71"><text:s text:c="5"/><text:span text:style-name="T218">Chief shook his head. “I should have never made those changes to her programming.” He said slapping his hand on the mattress. “I should have left her alone.”</text:span></text:p>
      <text:p text:style-name="P71"><text:s text:c="5"/>“<text:span text:style-name="T218">What changes did you make to Victoria?” Sharon asked.</text:span></text:p>
      <text:p text:style-name="P71"><text:s text:c="5"/>“<text:span text:style-name="T218">I made her more human like.” Chief said. “Biggest mistake of my life.”</text:span></text:p>
      <text:p text:style-name="P71"><text:soft-page-break/><text:s text:c="5"/>“<text:span text:style-name="T218">Oh is that why she’s so polite to us when we ask her a question.” Sharon chuckled. </text:span></text:p>
      <text:p text:style-name="P71"><text:s text:c="5"/>“<text:span text:style-name="T218">Yeah something like that.” Chief smiled. “She didn’t have much of a personality when we first designed her. Russ had a knack for it all.”</text:span></text:p>
      <text:p text:style-name="P71"><text:s text:c="5"/>“<text:span text:style-name="T218">Russ?” Sharon asked. “Who’s he?”</text:span></text:p>
      <text:p text:style-name="P71"><text:s text:c="5"/>“<text:span text:style-name="T218">Oh he’s no one.” Chief said. “Just someone I used to know.”</text:span></text:p>
      <text:p text:style-name="P71"><text:s text:c="5"/><text:span text:style-name="T218">Sharon nodded. Gotcha. “So, you went back in time to prevent Russ from joining the team.”</text:span></text:p>
      <text:p text:style-name="P71"><text:s text:c="5"/>“<text:span text:style-name="T219">What?” Chief asked. “You’re crazy.”</text:span></text:p>
      <text:p text:style-name="P71"><text:s text:c="5"/>“<text:span text:style-name="T219">It’s written all over your face.” Sharon said. “</text:span><text:span text:style-name="T220">You killed him didn’t you.”</text:span></text:p>
      <text:p text:style-name="P71"><text:s text:c="5"/><text:span text:style-name="T220">Chief’s smile dropped. “Fine I killed him.” He said.</text:span></text:p>
      <text:p text:style-name="P71"/>
      <text:p text:style-name="P73">Chapter Twenty One</text:p>
      <text:p text:style-name="P73"/>
      <text:p text:style-name="P73"><text:s text:c="5"/><text:span text:style-name="T221">Sharon sat in Chief’s office and looked around. </text:span><text:span text:style-name="T222">Grabbing a cigar she bit the end off and lit it. “Oh nice.” She said. </text:span><text:span text:style-name="T223">Taking a puff she inhaled the smoke and began coughing.</text:span></text:p>
      <text:p text:style-name="P73"><text:s text:c="5"/>“<text:span text:style-name="T223">First cigar?” A voice said from the door.</text:span></text:p>
      <text:p text:style-name="P73"><text:s text:c="5"/><text:span text:style-name="T223">Alice walked into the office.</text:span></text:p>
      <text:p text:style-name="P73"><text:s text:c="5"/>“<text:span text:style-name="T223">Yeah something like that.” </text:span><text:span text:style-name="T224">Sharon said. “</text:span><text:span text:style-name="T225">What do you need Alice?”</text:span></text:p>
      <text:p text:style-name="P73"><text:s text:c="5"/><text:span text:style-name="T225">Alice smiled. “Oh I just need some information.” She said.</text:span></text:p>
      <text:p text:style-name="P73"><text:s text:c="5"/>“<text:span text:style-name="T225">What kind of information?” Sharon asked putting the cigar down.</text:span></text:p>
      <text:p text:style-name="P73"><text:s text:c="5"/>“<text:span text:style-name="T225">What did Chief do in the past? What did he change?” Alice asked.</text:span></text:p>
      <text:p text:style-name="P73"><text:s text:c="5"/>“<text:span text:style-name="T226">I can’t tell you.” Sharon said. “That’s need to know information and you don’t need to know.” She paused. “It’s a difficult situation for us all.”</text:span></text:p>
      <text:p text:style-name="P73"><text:soft-page-break/><text:s text:c="5"/><text:span text:style-name="T226">Alice nodded. “I see. </text:span><text:span text:style-name="T227">So that’s why you put my boyfriend behind bars.” She said.</text:span></text:p>
      <text:p text:style-name="P73"><text:s text:c="5"/><text:span text:style-name="T228">Sharon held up her hands. “Now that’s a little too harsh my dear.” She said. “You can’t be jumping to conclusions like that.”</text:span></text:p>
      <text:p text:style-name="P73"><text:s text:c="5"/>“<text:span text:style-name="T229">Fine.” Alice said. “What do we have to do to fix the past?”</text:span></text:p>
      <text:p text:style-name="P73"><text:s text:c="5"/><text:span text:style-name="T229">Sharon shook her head. “I’m not sure actually.” She said. “</text:span><text:span text:style-name="T230">If I had that information I’d tell you. But I don’t.”</text:span></text:p>
      <text:p text:style-name="P73"><text:s text:c="5"/>“<text:span text:style-name="T231">Permission to go into the past?” Alice asked.</text:span></text:p>
      <text:p text:style-name="P73"><text:s text:c="5"/><text:span text:style-name="T231">Sharon shook her head. “Denied.” She said.</text:span></text:p>
      <text:p text:style-name="P73"><text:s text:c="5"/>“<text:span text:style-name="T231">Why?”</text:span></text:p>
      <text:p text:style-name="P73"><text:s text:c="5"/>“<text:span text:style-name="T231">You don’t need to go back there.” Sharon said. “</text:span><text:span text:style-name="T232">There’s nothing back there for you.”</text:span></text:p>
      <text:p text:style-name="P73"><text:s text:c="5"/><text:span text:style-name="T233">Alice nodded her head. “Fine.” She said. “If I can’t change the past that has already been changed then I can’t do anything to help.” She placed a pin down on the table. “I resign my commission.” She said.</text:span></text:p>
      <text:p text:style-name="P73"><text:s text:c="5"/><text:span text:style-name="T233">Sharon shook her head. “Resignation denied.” She said. “We need to you still. </text:span><text:span text:style-name="T234">I have a mission for you and Red to take on.</text:span><text:span text:style-name="T233">”</text:span></text:p>
      <text:p text:style-name="P73"/>
      <text:p text:style-name="P75">* * *</text:p>
      <text:p text:style-name="P74"/>
      <text:p text:style-name="P74"><text:s text:c="5"/>Alice and Susan stepped out of the time vortex and into an empty street.</text:p>
      <text:p text:style-name="P74"><text:s text:c="5"/>“When are we?” Susan asked.</text:p>
      <text:p text:style-name="P74"><text:s text:c="5"/>Alice checked her time watch. “We’re in 2016.” She said. “Right where we belong.”</text:p>
      <text:p text:style-name="P74"><text:s text:c="5"/><text:span text:style-name="T235">Susan nodded. “Good.” She said.</text:span></text:p>
      <text:p text:style-name="P74"><text:s text:c="5"/><text:span text:style-name="T236">Alice and Susan walked down the street. Coming across a hot dog vendor, they stopped and enjoyed a hot dog. Susan had hers Chicago style while Alice ate hers with everything on it.</text:span></text:p>
      <text:p text:style-name="P74"><text:soft-page-break/><text:s text:c="5"/>“<text:span text:style-name="T237">What are we here to do again?” Susan asked.</text:span></text:p>
      <text:p text:style-name="P74"><text:s text:c="5"/>“<text:span text:style-name="T237">Again?” Alice said laughing. “I never told you what we are doing here to begin with.”</text:span></text:p>
      <text:p text:style-name="P74"><text:s text:c="5"/>“<text:span text:style-name="T238">Ding!” Susan said. “That’s right. Judges tell her what she </text:span><text:span text:style-name="T239">wins</text:span><text:span text:style-name="T238">.”</text:span></text:p>
      <text:p text:style-name="P74"><text:s text:c="5"/><text:span text:style-name="T240">Alice continued to laugh. “Very funny. Okay so we’re here to stop someone from making a mistake with their life.”</text:span></text:p>
      <text:p text:style-name="P74"><text:s text:c="5"/>“<text:span text:style-name="T240">Someone?” Susan asked. “Can you be any more specific?”</text:span></text:p>
      <text:p text:style-name="P74"><text:s text:c="5"/><text:span text:style-name="T240">Alice shook her head. “No, but I can give you a name. </text:span><text:span text:style-name="T241">Fred</text:span><text:span text:style-name="T240"> Jones.”</text:span></text:p>
      <text:p text:style-name="P74"><text:s text:c="5"/>“<text:span text:style-name="T242">Jones. Like in Jones Jones?” Susan asked.</text:span></text:p>
      <text:p text:style-name="P74"><text:s text:c="5"/><text:span text:style-name="T242">Alice nodded. “His brother.” She said.</text:span></text:p>
      <text:p text:style-name="P74"><text:s text:c="5"/>“<text:span text:style-name="T243">Damn,” Susan said. “I knew Jones had been on the project for a while, but damn.”</text:span></text:p>
      <text:p text:style-name="P74"><text:s text:c="5"/><text:span text:style-name="T244">Continuing to walk down the street the women laughed at stupid jokes and other things that were amusing.</text:span></text:p>
      <text:p text:style-name="P74"><text:s text:c="5"/><text:span text:style-name="T244">Coming across an insane asylum, Susan stopped. “Wait this is the place isn’t it.”</text:span></text:p>
      <text:p text:style-name="P74"><text:s text:c="5"/><text:span text:style-name="T244">Alice looked at Susan and nodded. “Very astute.” She said. “We’re here to break Fred Jones out of that insane asylum.”</text:span></text:p>
      <text:p text:style-name="P74"><text:s text:c="5"/><text:span text:style-name="T244">Stepping back, Susan shook her head. “Oh you have got to be kidding me.”</text:span></text:p>
      <text:p text:style-name="P74"><text:s text:c="5"/>“<text:span text:style-name="T244">Nope, not kidding at all.” </text:span><text:span text:style-name="T245">Alice</text:span><text:span text:style-name="T244"> said. “Because of his brother being in an insane asylum, our Jones never joins the time travel project and never goes on any missions.”</text:span></text:p>
      <text:p text:style-name="P74"><text:s text:c="5"/>“<text:span text:style-name="T245">We need him though.” Susan said. “You know we need him.”</text:span></text:p>
      <text:p text:style-name="P74"><text:s text:c="5"/><text:span text:style-name="T245">Alice nodded. “Exactly.”</text:span></text:p>
      <text:p text:style-name="P74"><text:s text:c="5"/><text:span text:style-name="T246">Inside the insane asylum Fred Jones looked out a window. He saw two beautiful women on the street </text:span><text:soft-page-break/><text:span text:style-name="T246">talking. He wondered what it was they were doing down there. Just standing outside an insane asylum. It didn’t make any sense to him. He watched as they walked up the steps into the asylum.</text:span></text:p>
      <text:p text:style-name="P74"><text:s text:c="5"/>“<text:span text:style-name="T246">Yes may I help you?” A man asked the women as they entered.</text:span></text:p>
      <text:p text:style-name="P74"><text:s text:c="5"/><text:span text:style-name="T246">Susan smiled. “We’re here to see a patient.”</text:span></text:p>
      <text:p text:style-name="P74"><text:s text:c="5"/>“<text:span text:style-name="T247">I’m sorry, visiting hours are almost over, you’ll have to come back tomorrow.” The man said.</text:span></text:p>
      <text:p text:style-name="P74"><text:s text:c="5"/><text:span text:style-name="T248">Susan shook her head. “We can’t come back tomorrow, we need to see him today.”</text:span></text:p>
      <text:p text:style-name="P74"><text:s text:c="5"/><text:span text:style-name="T248">Alice pouted. “Please sir? Can’t you just break the rule once?”</text:span></text:p>
      <text:p text:style-name="P74"><text:s text:c="5"/><text:span text:style-name="T248">The man looked at Alice and then to Susan. He had a thing for redheads. Susan flirted with the man.</text:span></text:p>
      <text:p text:style-name="P74"><text:s text:c="5"/>“<text:span text:style-name="T249">A strong man like you can bend the rules can’t he?” She said.</text:span></text:p>
      <text:p text:style-name="P74"><text:s text:c="5"/><text:span text:style-name="T249">The man blushed. “</text:span><text:span text:style-name="T250">Alright, I’ll give you twenty minutes.” He said ushering them inside.</text:span></text:p>
      <text:p text:style-name="P74"><text:s text:c="5"/><text:span text:style-name="T250">Susan winked at Alice who followed her in.</text:span></text:p>
      <text:p text:style-name="P74"><text:s text:c="5"/><text:span text:style-name="T251">They found their way to Fred’s room and walked inside.</text:span></text:p>
      <text:p text:style-name="P74"><text:s text:c="5"/>“<text:span text:style-name="T251">Hello Fred.” Alice said. “We came to visit you.”</text:span></text:p>
      <text:p text:style-name="P74"><text:s text:c="5"/><text:span text:style-name="T251">Fred looked up from a drawing he had been working on. “I don’t belong here.” He said.</text:span></text:p>
      <text:p text:style-name="P74"><text:s text:c="5"/><text:span text:style-name="T251">Alice nodded her head. “No Fred of course you don’t.” She said. “We’re going to take you out of here.”</text:span></text:p>
      <text:p text:style-name="P74"><text:s text:c="5"/><text:span text:style-name="T252">Fred dropped his drawing supplies. “Alright.” He said.</text:span></text:p>
      <text:p text:style-name="P74"><text:s text:c="5"/><text:span text:style-name="T252">Activating a vortex, Alice, Susan, and Fred disappeared.</text:span></text:p>
      <text:p text:style-name="P74"><text:s text:c="5"/><text:span text:style-name="T252">Re entering the timeline, Alice looked around. They were on a street.</text:span></text:p>
      <text:p text:style-name="P74"><text:soft-page-break/><text:s text:c="5"/><text:span text:style-name="T252">Fred looked around as well. “What was that?” He asked.</text:span></text:p>
      <text:p text:style-name="P74"><text:s text:c="5"/><text:span text:style-name="T252">Alice shook her head. “Can’t tell all our secrets now Fred. Keep out of trouble.”</text:span></text:p>
      <text:p text:style-name="P74"><text:s text:c="5"/><text:span text:style-name="T252">Activating another vortex, Alice and Susan vanished.</text:span></text:p>
      <text:p text:style-name="P74"/>
      <text:p text:style-name="P77">* * *</text:p>
      <text:p text:style-name="P76"/>
      <text:p text:style-name="P76"><text:s text:c="5"/>Jones walked around the debarkation room waiting for Alice and Susan to come back. As they re emerged into the new timeline, they looked around.</text:p>
      <text:p text:style-name="P76"><text:s text:c="5"/>“Everything looks normal.” Susan said.</text:p>
      <text:p text:style-name="P76"><text:s text:c="5"/>Alice nodded. “Yeah, the anti change device is working as it should. <text:span text:style-name="T253">Jones is back, everything seems back to normal. I’d better go brief Sharon on how the mission went.”</text:span></text:p>
      <text:p text:style-name="P76"><text:s text:c="5"/><text:span text:style-name="T253">Susan walked out of the debarkation room and down to the elevator.</text:span></text:p>
      <text:p text:style-name="P76"><text:s text:c="5"/><text:span text:style-name="T254">Climbing the stairs to Chief’s office, Alice thought about what she was going to say to Sharon. </text:span><text:span text:style-name="T255">Reaching the stop of the stairs, she saw that Sharon was trying a cigar again.</text:span></text:p>
      <text:p text:style-name="P76"><text:s text:c="5"/>“<text:span text:style-name="T255">Come.” Sharon said as Alice knocked on the door.</text:span></text:p>
      <text:p text:style-name="P76"><text:s text:c="5"/><text:span text:style-name="T255">Walking in the office, Alice sat down in the chair across from the desk. “We got Fred out of that insane asylum.” She said. “Just like you said we would.”</text:span></text:p>
      <text:p text:style-name="P76"><text:s text:c="5"/><text:span text:style-name="T255">Sharon nodded. “Good.” She said. “Jones reappeared like nothing ever happened. You did good work today Alice.”</text:span></text:p>
      <text:p text:style-name="P76"><text:s text:c="5"/><text:span text:style-name="T255">Alice nodded. “Thanks. So when will you let Chief out of that cell?”</text:span></text:p>
      <text:p text:style-name="P76"><text:s text:c="5"/><text:span text:style-name="T255">Sharon shook her head. “Not until I’m good and ready.” She said. “He has a major crime to stand trial for, and I’m going to see to it that he faces that trial.”</text:span></text:p>
      <text:p text:style-name="P76"><text:soft-page-break/></text:p>
      <text:p text:style-name="P78">Chapter Twenty Two</text:p>
      <text:p text:style-name="P78"/>
      <text:p text:style-name="P78"><text:s text:c="5"/><text:span text:style-name="T256">Chief sat in his cell waiting for the day to begin. He waited for the night guards to go back to their own apartments and the day shift to come on duty. He preferred the day shift compared to the night shift.</text:span></text:p>
      <text:p text:style-name="P78"><text:s text:c="5"/>“<text:span text:style-name="T257">Guard change.” A man said.</text:span></text:p>
      <text:p text:style-name="P78"><text:s text:c="5"/>“<text:span text:style-name="T257">Guard change accepted.” Another man said.</text:span></text:p>
      <text:p text:style-name="P78"><text:s text:c="5"/><text:span text:style-name="T257">A third man walked up and down the cell block counting prisoners. “Twenty-three people accounted for.” He said.</text:span></text:p>
      <text:p text:style-name="P78"><text:s text:c="5"/>“<text:span text:style-name="T257">Granted.” The first man said.</text:span></text:p>
      <text:p text:style-name="P78"><text:s text:c="5"/><text:span text:style-name="T257">Stopping at Chief’s cell, the third man racked his night stick against the bars. “Chief it’s time to wake up. You’ll have visitors soon.” He said.</text:span></text:p>
      <text:p text:style-name="P78"><text:s text:c="5"/><text:span text:style-name="T257">Chief sat up on his cot and frowned. “Visitors?” He asked. “Who would be coming to visit me?”</text:span></text:p>
      <text:p text:style-name="P78"><text:s text:c="5"/><text:span text:style-name="T257">The third man shook his head. “I don’t know I just work here.”</text:span></text:p>
      <text:p text:style-name="P78"><text:s text:c="5"/>“<text:span text:style-name="T258">I see.” Chief said. “Well whatever it is get on with it.”</text:span></text:p>
      <text:p text:style-name="P78"><text:s text:c="5"/><text:span text:style-name="T258">The third man walked back out the door to the cell block closing it behind him.</text:span></text:p>
      <text:p text:style-name="P78"><text:s text:c="5"/>“<text:span text:style-name="T259">I wonder who’s coming to visit you.” Peter said.</text:span></text:p>
      <text:p text:style-name="P78"><text:s text:c="5"/><text:span text:style-name="T259">Chief shrugged. “Haven’t a clue.” He said.</text:span></text:p>
      <text:p text:style-name="P78"><text:s text:c="5"/>“<text:span text:style-name="T259">Hope it’s someone nice.” Peter suggested. “Better than any of the guards have been.”</text:span></text:p>
      <text:p text:style-name="P78"><text:s text:c="5"/><text:span text:style-name="T259">Chief nodded. He hoped so too.</text:span></text:p>
      <text:p text:style-name="P78"><text:s text:c="5"/><text:span text:style-name="T260">An hour passed, then another hour passed. Still no visitors for Chief. He was starting to wonder if anyone was coming at all.</text:span></text:p>
      <text:p text:style-name="P78"><text:s text:c="5"/><text:span text:style-name="T260">The door to the cell block opened. Jones walked down the row of cells and looked at each of the </text:span><text:soft-page-break/><text:span text:style-name="T260">prisoners as he did so. He couldn’t believe there were so many people locked up for crimes against time. Couldn’t believe that many people had bent the rules in some shape or form.</text:span></text:p>
      <text:p text:style-name="P78"><text:s text:c="5"/><text:span text:style-name="T260">Stopping at Chief’s cell, Jones smiled. “Isn’t it your lucky day.” He said. “I’m here to read you your Article 23 Rights and to take a sworn statement.” He said.</text:span></text:p>
      <text:p text:style-name="P78"><text:s text:c="5"/><text:span text:style-name="T260">Chief shook his head. “You?” He asked. “You’re going to read me my rights?”</text:span></text:p>
      <text:p text:style-name="P78"><text:s text:c="5"/><text:span text:style-name="T260">Jones nodded. “That’s what they pay me for.” He said. “Come on now Chief, it won’t be that bad.” He added. “It will be like old times.”</text:span></text:p>
      <text:p text:style-name="P78"><text:s text:c="5"/><text:span text:style-name="T260">Chief didn’t know this Jones. He didn’t know he was a lawyer let alone someone who would help him as a defendant in a criminal case.</text:span></text:p>
      <text:p text:style-name="P78"><text:s text:c="5"/>“<text:span text:style-name="T261">You’ve admitted to killing someone named Russ.” Jones said. “Can you tell me more about this man and why you killed him?”</text:span></text:p>
      <text:p text:style-name="P78"><text:s text:c="5"/><text:span text:style-name="T261">Chief looked at Jones and frowned. Of course he wanted to know why he had killed Russ. It wasn’t a surprise in the least.</text:span></text:p>
      <text:p text:style-name="P78"><text:s text:c="5"/>“<text:span text:style-name="T261">Well,” Chief said “I killed him because I didn’t want him on this project anymore.” He said. “You don’t remember him but I do.”</text:span></text:p>
      <text:p text:style-name="P78"><text:s text:c="5"/><text:span text:style-name="T261">Jones shook his head. “Just because you didn’t want someone on the project anymore doesn’t give you the right to kill them Chief.” He said. “</text:span><text:span text:style-name="T262">This will be a very difficult uphill battle to fight.”</text:span></text:p>
      <text:p text:style-name="P78"><text:s text:c="5"/><text:span text:style-name="T262">Chief nodded. “Yeah I gathered that. But you can do this right?”</text:span></text:p>
      <text:p text:style-name="P78"><text:s text:c="5"/><text:span text:style-name="T262">Jones shook his head. “I’m not sure Chief, but I’ll do my best.” He said.</text:span></text:p>
      <text:p text:style-name="P78"><text:s text:c="5"/><text:span text:style-name="T263">Chief laid back down on his cot. Great he thought, now what the hell am I supposed to do? I have a </text:span><text:soft-page-break/><text:span text:style-name="T263">lawyer who doesn’t believe in my or this case. There has to be something I can do to get out of this mess. I don’t want my brain scrambled or wiped.</text:span></text:p>
      <text:p text:style-name="P78"><text:s text:c="5"/>“<text:span text:style-name="T264">I don’t want my brain wiped.” Chief said.</text:span></text:p>
      <text:p text:style-name="P78"><text:s text:c="5"/><text:span text:style-name="T264">The man nodded. “No one wants that Chief.” He said. “That’s the last thing we want to do.” </text:span><text:span text:style-name="T265">He was sincere in his speech, that much was for sure. If he was sincere that would mean he would try his damnedest to get Chief out of there.</text:span></text:p>
      <text:p text:style-name="P78"><text:s text:c="5"/>“<text:span text:style-name="T266">So you knew the person you killed.” Jones stated.</text:span></text:p>
      <text:p text:style-name="P78"><text:s text:c="5"/><text:span text:style-name="T266">Chief nodded. “Yeah I knew him. He was my business partner on this project. We had worked together for a long time. A little longer than you and I have known each other Jones.”</text:span></text:p>
      <text:p text:style-name="P78"><text:s text:c="5"/><text:span text:style-name="T266">Jones nodded. “I see.” He said.</text:span></text:p>
      <text:p text:style-name="P78"><text:s text:c="5"/>“<text:span text:style-name="T267">Look I know you have video evidence of what I did.” Chief said. “That will go against me so much in court, I know it will. Is there anyway to get the charges dismissed or dropped?”</text:span></text:p>
      <text:p text:style-name="P78"><text:s text:c="5"/><text:span text:style-name="T267">Jones shook his head. “Not in a murder trial.” He said. “I’m afraid not.”</text:span></text:p>
      <text:p text:style-name="P78"><text:s text:c="5"/>“<text:span text:style-name="T267">I see.” Chief said. “Is there anyway you can just have me put someplace where I can’t do any damage to the timeline then? I promise I’ll behave.”</text:span></text:p>
      <text:p text:style-name="P78"><text:s text:c="5"/>“<text:span text:style-name="T267">Without a mind wipe?” Jones asked. “I doubt that’s possible. They’ll want to mind wipe you. You do know that right?”</text:span></text:p>
      <text:p text:style-name="P78"><text:s text:c="5"/><text:span text:style-name="T267">Chief nodded. “Yeah I know that.” He said.</text:span></text:p>
      <text:p text:style-name="P78"><text:s text:c="5"/>“<text:span text:style-name="T268">There’s not much to go on.” Jones said. “The conviction is clear. You are being charged for manslaughter of the highest degree, how do you plead?”</text:span></text:p>
      <text:p text:style-name="P78"><text:s text:c="5"/><text:span text:style-name="T268">Chief put his head in his hands. “Guilty.” He said. “I plead guilty.”</text:span></text:p>
      <text:p text:style-name="P78"><text:soft-page-break/><text:s text:c="5"/><text:span text:style-name="T268">Jones turned around ready to walk away. “Court will begin tomorrow.” He said. “It’s going to be ugly.”</text:span></text:p>
      <text:p text:style-name="P78"><text:s text:c="5"/><text:span text:style-name="T268">Chief watched as Jones walked away. He expected the judgment to be swift and over quickly. At best Chief could expect a mind wipe and be sent back to the 34</text:span><text:span text:style-name="T95">th</text:span><text:span text:style-name="T268"> Street Mission where they send all of their prisoners who's mind’s they’ve wiped.</text:span></text:p>
      <text:p text:style-name="P78"><text:s text:c="5"/><text:span text:style-name="T268">Looking around Chief broke down and sobbed. He didn’t want to be faced with these charges. But what else could he do about it? There wasn’t anything he could do about any of it. </text:span><text:span text:style-name="T269">He had done the crime and now he was doing the time for it.</text:span></text:p>
      <text:p text:style-name="P78"><text:s text:c="5"/><text:span text:style-name="T269">Chief hated it all. It was happening too quickly.</text:span></text:p>
      <text:p text:style-name="P78"/>
      <text:p text:style-name="P83">Epilogue</text:p>
      <text:p text:style-name="P82"/>
      <text:p text:style-name="P82"><text:s text:c="5"/><text:span text:style-name="T270">Two years later the criminal trial had ended. Chief was found guilty of murder in the first degree. His mind was wiped clean and he was sent to the 34</text:span><text:span text:style-name="T96">th</text:span><text:span text:style-name="T270"> Street Mission in Chicago </text:span><text:span text:style-name="T271">Illinois</text:span><text:span text:style-name="T270">.</text:span></text:p>
      <text:p text:style-name="P82"><text:s text:c="5"/><text:span text:style-name="T271">The time travel project was put on hold indefinitely. </text:span><text:span text:style-name="T272">Jones turned off the anti change device and shut down Victoria for good.</text:span></text:p>
      <text:p text:style-name="P82"><text:s text:c="5"/><text:span text:style-name="T273">Susan and Alice bought a house together out in the suburb where they lived out their natural lives.</text:span></text:p>
      <text:p text:style-name="P82"><text:s text:c="5"/><text:span text:style-name="T273">Sharon joined the police academy.</text:span></text:p>
      <text:p text:style-name="P82"><text:s text:c="5"/><text:span text:style-name="T273">Doctor Long became the first doctor to study the effects of time travel on people.</text:span></text:p>
      <text:p text:style-name="P82"><text:s text:c="5"/><text:span text:style-name="T274">Jones went on to study quantum physics and became an astrophysicist.</text:span></text:p>
      <text:p text:style-name="P82"/>
      <text:p text:style-name="P84">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8T14:59:11.014000000</dc:date>
    <meta:editing-cycles>296</meta:editing-cycles>
    <meta:generator>LibreOffice/7.4.1.2$Windows_X86_64 LibreOffice_project/3c58a8f3a960df8bc8fd77b461821e42c061c5f0</meta:generator>
    <meta:editing-duration>PT15H14M43S</meta:editing-duration>
    <meta:document-statistic meta:table-count="0" meta:image-count="0" meta:object-count="0" meta:page-count="88" meta:paragraph-count="1197" meta:word-count="22112" meta:character-count="124757" meta:non-whitespace-character-count="98125"/>
  </office:meta>
</office:document-meta>
</file>